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OST type B" svg:font-family="'GOST type B'" style:font-pitch="variable"/>
    <style:font-face style:name="GOST type B1" svg:font-family="'GOST type B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_5f_0" svg:stroke-width="0.035cm" svg:stroke-color="#000000" draw:marker-start-width="0.252cm" draw:marker-end-width="0.252cm" svg:stroke-opacity="100%" draw:stroke-linejoin="miter" svg:stroke-linecap="square" draw:fill="none" fo:padding-top="0.017cm" fo:padding-bottom="0.017cm" fo:padding-left="0.017cm" fo:padding-right="0.017cm" loext:decorative="false"/>
    </style:style>
    <style:style style:name="gr2" style:family="graphic" style:parent-style-name="standard">
      <style:graphic-properties draw:stroke="solid" svg:stroke-width="0.035cm" svg:stroke-color="#000000" svg:stroke-opacity="100%" draw:stroke-linejoin="round" svg:stroke-linecap="round" draw:fill="none" fo:padding-top="0.142cm" fo:padding-bottom="0.142cm" fo:padding-left="0.267cm" fo:padding-right="0.267cm" loext:decorative="false"/>
    </style:style>
    <style:style style:name="gr3" style:family="graphic" style:parent-style-name="standard">
      <style:graphic-properties draw:stroke="solid" svg:stroke-width="0.035cm" svg:stroke-color="#000000" svg:stroke-opacity="100%" draw:stroke-linejoin="miter" svg:stroke-linecap="square" draw:fill="none" fo:padding-top="0.142cm" fo:padding-bottom="0.142cm" fo:padding-left="0.267cm" fo:padding-right="0.267cm" loext:decorative="false"/>
    </style:style>
    <style:style style:name="gr4" style:family="graphic" style:parent-style-name="standard">
      <style:graphic-properties draw:stroke="none" draw:fill="none" draw:textarea-vertical-align="middle" fo:min-height="2.335cm" fo:min-width="2.54cm" fo:padding-top="0.035cm" fo:padding-bottom="0.035cm" fo:padding-left="0.035cm" fo:padding-right="0.03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41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76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4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44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41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413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43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textarea-vertical-align="middle" fo:min-height="2.335cm" fo:min-width="2.54cm" fo:padding-top="0.035cm" fo:padding-bottom="0.035cm" fo:padding-left="0.035cm" fo:padding-right="0.035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textarea-vertical-align="middle" fo:min-height="2.335cm" fo:min-width="2.54cm" fo:padding-top="0.035cm" fo:padding-bottom="0.035cm" fo:padding-left="0.035cm" fo:padding-right="0.035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textarea-vertical-align="middle" fo:min-height="2.335cm" fo:min-width="2.54cm" fo:padding-top="0.035cm" fo:padding-bottom="0.035cm" fo:padding-left="0.035cm" fo:padding-right="0.035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textarea-vertical-align="middle" fo:min-height="2.335cm" fo:min-width="2.54cm" fo:padding-top="0.035cm" fo:padding-bottom="0.035cm" fo:padding-left="0.035cm" fo:padding-right="0.035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textarea-vertical-align="middle" fo:min-height="2.335cm" fo:min-width="2.54cm" fo:padding-top="0.035cm" fo:padding-bottom="0.035cm" fo:padding-left="0.035cm" fo:padding-right="0.035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textarea-vertical-align="middle" fo:min-height="2.335cm" fo:min-width="2.54cm" fo:padding-top="0.035cm" fo:padding-bottom="0.035cm" fo:padding-left="0.035cm" fo:padding-right="0.035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  <style:text-properties fo:font-size="12pt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GOST type B1" fo:font-size="12pt" style:font-size-asian="10pt" style:font-size-complex="10pt"/>
    </style:style>
    <style:style style:name="P4" style:family="paragraph">
      <style:paragraph-properties fo:text-align="center"/>
      <style:text-properties fo:font-size="10pt"/>
    </style:style>
    <style:style style:name="P5" style:family="paragraph">
      <loext:graphic-properties draw:fill="none" draw:fill-color="#ffffff"/>
      <style:paragraph-properties fo:text-align="center"/>
      <style:text-properties style:font-name="GOST type B1" fo:font-size="10pt" fo:font-style="italic" style:font-size-asian="6pt" style:font-style-asian="italic" style:font-size-complex="6pt" style:font-style-complex="italic"/>
    </style:style>
    <style:style style:name="P6" style:family="paragraph">
      <style:paragraph-properties fo:line-height="100%" fo:text-align="center" loext:tab-stop-distance="0cm">
        <style:tab-stops/>
      </style:paragraph-properties>
      <style:text-properties fo:font-size="8pt"/>
    </style:style>
    <style:style style:name="P7" style:family="paragraph">
      <loext:graphic-properties draw:fill="none" draw:fill-color="#ffffff"/>
      <style:paragraph-properties fo:line-height="100%" fo:text-align="center" loext:tab-stop-distance="0cm">
        <style:tab-stops/>
      </style:paragraph-properties>
      <style:text-properties style:font-name="GOST type B1" fo:font-size="8pt" fo:font-style="italic" style:font-size-asian="6pt" style:font-style-asian="italic" style:font-size-complex="6pt" style:font-style-complex="italic"/>
    </style:style>
    <style:style style:name="P8" style:family="paragraph">
      <loext:graphic-properties draw:fill="none" draw:fill-color="#ffffff"/>
      <style:paragraph-properties fo:line-height="100%" fo:text-align="center" loext:tab-stop-distance="0cm">
        <style:tab-stops/>
      </style:paragraph-properties>
      <style:text-properties style:font-name="GOST type B1" fo:font-size="8pt" fo:font-style="italic" style:font-size-asian="5pt" style:font-style-asian="italic" style:font-size-complex="5pt" style:font-style-complex="italic"/>
    </style:style>
    <style:style style:name="P9" style:family="paragraph">
      <style:paragraph-properties fo:text-align="center"/>
      <style:text-properties fo:font-size="20pt"/>
    </style:style>
    <style:style style:name="P10" style:family="paragraph">
      <loext:graphic-properties draw:fill="none" draw:fill-color="#ffffff"/>
      <style:paragraph-properties fo:text-align="center"/>
      <style:text-properties style:font-name="GOST type B1" fo:font-size="20pt" fo:font-style="italic" style:font-style-asian="italic" style:font-style-complex="italic"/>
    </style:style>
    <style:style style:name="P11" style:family="paragraph">
      <style:paragraph-properties fo:line-height="100%" fo:text-align="start" loext:tab-stop-distance="0cm">
        <style:tab-stops/>
      </style:paragraph-properties>
      <style:text-properties fo:font-size="8pt"/>
    </style:style>
    <style:style style:name="P12" style:family="paragraph">
      <loext:graphic-properties draw:fill="none" draw:fill-color="#ffffff"/>
      <style:paragraph-properties fo:line-height="100%" fo:text-align="start" loext:tab-stop-distance="0cm">
        <style:tab-stops/>
      </style:paragraph-properties>
      <style:text-properties style:font-name="GOST type B1" fo:font-size="8pt" fo:font-style="italic" style:font-size-asian="6pt" style:font-style-asian="italic" style:font-size-complex="6pt" style:font-style-complex="italic"/>
    </style:style>
    <style:style style:name="P13" style:family="paragraph">
      <style:paragraph-properties fo:line-height="100%" fo:text-align="center" loext:tab-stop-distance="0cm">
        <style:tab-stops/>
      </style:paragraph-properties>
      <style:text-properties fo:font-size="8pt" style:font-size-asian="8pt" style:font-size-complex="8pt"/>
    </style:style>
    <style:style style:name="P14" style:family="paragraph">
      <loext:graphic-properties draw:fill="none" draw:fill-color="#ffffff"/>
      <style:paragraph-properties fo:line-height="100%" fo:text-align="center" loext:tab-stop-distance="0cm">
        <style:tab-stops/>
      </style:paragraph-properties>
      <style:text-properties style:font-name="GOST type B1" fo:font-size="8pt" fo:font-style="italic" style:font-size-asian="8pt" style:font-style-asian="italic" style:font-size-complex="8pt" style:font-style-complex="italic"/>
    </style:style>
    <style:style style:name="P15" style:family="paragraph">
      <style:paragraph-properties fo:margin-left="0cm" fo:margin-right="0cm" fo:margin-top="0cm" fo:margin-bottom="0cm" fo:line-height="120%" fo:text-align="center" fo:text-indent="0cm"/>
      <style:text-properties fo:font-size="13pt"/>
    </style:style>
    <style:style style:name="P16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GOST type B1" fo:font-size="13pt" style:font-size-asian="10pt" style:font-size-complex="10pt"/>
    </style:style>
    <style:style style:name="P17" style:family="paragraph">
      <style:paragraph-properties fo:margin-left="0cm" fo:margin-right="0cm" fo:margin-top="0cm" fo:margin-bottom="0cm" fo:line-height="120%" fo:text-align="center" fo:text-indent="0cm"/>
      <style:text-properties fo:font-size="13pt" style:font-size-asian="12pt" style:font-size-complex="12pt"/>
    </style:style>
    <style:style style:name="P1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GOST type B1" fo:font-size="13pt" style:font-size-asian="12pt" style:font-size-complex="12pt"/>
    </style:style>
    <style:style style:name="T1" style:family="text">
      <style:text-properties fo:color="#000000" loext:opacity="100%" style:font-name="GOST type B1" fo:font-style="italic" style:font-name-asian="GOST type B1" style:font-size-asian="10pt" style:font-style-asian="italic" style:font-name-complex="GOST type B1" style:font-size-complex="10pt" style:font-style-complex="italic"/>
    </style:style>
    <style:style style:name="T2" style:family="text">
      <style:text-properties fo:color="#000000" loext:opacity="100%" style:font-name="Liberation Sans1" fo:font-style="italic" style:font-name-asian="GOST type B1" style:font-size-asian="10pt" style:font-style-asian="italic" style:font-name-complex="GOST type B1" style:font-size-complex="10pt" style:font-style-complex="italic"/>
    </style:style>
    <style:style style:name="T3" style:family="text">
      <style:text-properties style:font-name="GOST type B1" fo:font-style="italic" style:font-size-asian="6pt" style:font-style-asian="italic" style:font-size-complex="6pt" style:font-style-complex="italic"/>
    </style:style>
    <style:style style:name="T4" style:family="text">
      <style:text-properties style:font-name="GOST type B1" fo:font-style="italic" style:font-size-asian="5pt" style:font-style-asian="italic" style:font-size-complex="5pt" style:font-style-complex="italic"/>
    </style:style>
    <style:style style:name="T5" style:family="text">
      <style:text-properties style:font-name="GOST type B1" fo:font-style="italic" style:font-style-asian="italic" style:font-style-complex="italic"/>
    </style:style>
    <style:style style:name="T6" style:family="text">
      <style:text-properties style:font-name="GOST type B1" fo:font-size="8pt" fo:font-style="italic" style:font-size-asian="8pt" style:font-style-asian="italic" style:font-size-complex="8pt" style:font-style-complex="italic"/>
    </style:style>
    <style:style style:name="T7" style:family="text">
      <style:text-properties fo:color="#000000" loext:opacity="100%" style:font-name="GOST type B1" fo:font-style="italic" style:font-name-asian="GOST type B1" style:font-size-asian="12pt" style:font-style-asian="italic" style:font-name-complex="GOST type B1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Схема " draw:style-name="dp1" draw:master-page-name="PM1">
        <draw:line draw:style-name="gr1" draw:text-style-name="P1" draw:layer="layout" svg:x1="2cm" svg:y1="0.502cm" svg:x2="2cm" svg:y2="29.2cm">
          <text:p/>
        </draw:line>
        <draw:line draw:style-name="gr1" draw:text-style-name="P1" draw:layer="layout" svg:x1="2.021cm" svg:y1="29.2cm" svg:x2="20.5cm" svg:y2="29.2cm">
          <text:p/>
        </draw:line>
        <draw:line draw:style-name="gr1" draw:text-style-name="P1" draw:layer="layout" svg:x1="2.015cm" svg:y1="0.5cm" svg:x2="20.494cm" svg:y2="0.5cm">
          <text:p/>
        </draw:line>
        <draw:line draw:style-name="gr1" draw:text-style-name="P1" draw:layer="layout" svg:x1="20.5cm" svg:y1="0.499cm" svg:x2="20.5cm" svg:y2="29.2cm">
          <text:p/>
        </draw:line>
        <draw:polyline draw:style-name="gr2" draw:text-style-name="P1" draw:layer="layout" svg:width="21cm" svg:height="29.7cm" svg:x="0cm" svg:y="0cm" svg:viewBox="0 0 21001 29701" draw:points="0,0 0,29701 21001,29701 21001,0">
          <text:p/>
        </draw:polyline>
        <draw:line draw:style-name="gr2" draw:text-style-name="P1" draw:layer="layout" svg:x1="42cm" svg:y1="0cm" svg:x2="0.004cm" svg:y2="0cm">
          <text:p/>
        </draw:line>
        <draw:polyline draw:style-name="gr3" draw:text-style-name="P1" draw:layer="layout" svg:width="16.997cm" svg:height="5.256cm" svg:x="1.996cm" svg:y="23.918cm" svg:viewBox="0 0 16998 5257" draw:points="16998,0 0,0 0,5257">
          <text:p/>
        </draw:polyline>
        <draw:line draw:style-name="gr2" draw:text-style-name="P1" draw:layer="layout" svg:x1="19.008cm" svg:y1="25.353cm" svg:x2="7.967cm" svg:y2="25.353cm">
          <text:p/>
        </draw:line>
        <draw:line draw:style-name="gr2" draw:text-style-name="P1" draw:layer="layout" svg:x1="7.968cm" svg:y1="23.918cm" svg:x2="7.968cm" svg:y2="29.173cm">
          <text:p/>
        </draw:line>
        <draw:line draw:style-name="gr2" draw:text-style-name="P1" draw:layer="layout" svg:x1="18.994cm" svg:y1="27.741cm" svg:x2="7.968cm" svg:y2="27.741cm">
          <text:p/>
        </draw:line>
        <draw:line draw:style-name="gr2" draw:text-style-name="P1" draw:layer="layout" svg:x1="14.4cm" svg:y1="25.352cm" svg:x2="14.4cm" svg:y2="29.173cm">
          <text:p/>
        </draw:line>
        <draw:line draw:style-name="gr2" draw:text-style-name="P1" draw:layer="layout" svg:x1="14.4cm" svg:y1="25.83cm" svg:x2="19.007cm" svg:y2="25.844cm">
          <text:p/>
        </draw:line>
        <draw:line draw:style-name="gr2" draw:text-style-name="P1" draw:layer="layout" svg:x1="14.4cm" svg:y1="27.264cm" svg:x2="18.993cm" svg:y2="27.264cm">
          <text:p/>
        </draw:line>
        <draw:line draw:style-name="gr2" draw:text-style-name="P1" draw:layer="layout" svg:x1="15.778cm" svg:y1="25.352cm" svg:x2="15.778cm" svg:y2="27.262cm">
          <text:p/>
        </draw:line>
        <draw:line draw:style-name="gr2" draw:text-style-name="P1" draw:layer="layout" svg:x1="14.859cm" svg:y1="25.83cm" svg:x2="14.859cm" svg:y2="27.262cm">
          <text:p/>
        </draw:line>
        <draw:line draw:style-name="gr2" draw:text-style-name="P1" draw:layer="layout" svg:x1="15.317cm" svg:y1="25.83cm" svg:x2="15.317cm" svg:y2="27.262cm">
          <text:p/>
        </draw:line>
        <draw:line draw:style-name="gr2" draw:text-style-name="P1" draw:layer="layout" svg:x1="16.237cm" svg:y1="27.264cm" svg:x2="16.237cm" svg:y2="27.741cm">
          <text:p/>
        </draw:line>
        <draw:line draw:style-name="gr2" draw:text-style-name="P1" draw:layer="layout" svg:x1="17.386cm" svg:y1="25.352cm" svg:x2="17.386cm" svg:y2="27.262cm">
          <text:p/>
        </draw:line>
        <draw:line draw:style-name="gr2" draw:text-style-name="P1" draw:layer="layout" svg:x1="6.866cm" svg:y1="23.918cm" svg:x2="6.866cm" svg:y2="29.173cm">
          <text:p/>
        </draw:line>
        <draw:line draw:style-name="gr2" draw:text-style-name="P1" draw:layer="layout" svg:x1="5.671cm" svg:y1="23.918cm" svg:x2="5.671cm" svg:y2="29.173cm">
          <text:p/>
        </draw:line>
        <draw:line draw:style-name="gr2" draw:text-style-name="P1" draw:layer="layout" svg:x1="3.558cm" svg:y1="23.918cm" svg:x2="3.558cm" svg:y2="29.173cm">
          <text:p/>
        </draw:line>
        <draw:line draw:style-name="gr2" draw:text-style-name="P1" draw:layer="layout" svg:x1="1.996cm" svg:y1="24.397cm" svg:x2="7.967cm" svg:y2="24.397cm">
          <text:p/>
        </draw:line>
        <draw:line draw:style-name="gr2" draw:text-style-name="P1" draw:layer="layout" svg:x1="1.996cm" svg:y1="24.875cm" svg:x2="7.967cm" svg:y2="24.875cm">
          <text:p/>
        </draw:line>
        <draw:line draw:style-name="gr2" draw:text-style-name="P1" draw:layer="layout" svg:x1="1.996cm" svg:y1="25.352cm" svg:x2="7.967cm" svg:y2="25.352cm">
          <text:p/>
        </draw:line>
        <draw:line draw:style-name="gr2" draw:text-style-name="P1" draw:layer="layout" svg:x1="1.996cm" svg:y1="25.83cm" svg:x2="7.967cm" svg:y2="25.83cm">
          <text:p/>
        </draw:line>
        <draw:line draw:style-name="gr2" draw:text-style-name="P1" draw:layer="layout" svg:x1="1.996cm" svg:y1="26.309cm" svg:x2="7.967cm" svg:y2="26.309cm">
          <text:p/>
        </draw:line>
        <draw:line draw:style-name="gr2" draw:text-style-name="P1" draw:layer="layout" svg:x1="1.996cm" svg:y1="26.786cm" svg:x2="7.967cm" svg:y2="26.786cm">
          <text:p/>
        </draw:line>
        <draw:line draw:style-name="gr2" draw:text-style-name="P1" draw:layer="layout" svg:x1="1.996cm" svg:y1="27.264cm" svg:x2="7.967cm" svg:y2="27.264cm">
          <text:p/>
        </draw:line>
        <draw:line draw:style-name="gr2" draw:text-style-name="P1" draw:layer="layout" svg:x1="1.996cm" svg:y1="27.741cm" svg:x2="7.979cm" svg:y2="27.741cm">
          <text:p/>
        </draw:line>
        <draw:line draw:style-name="gr2" draw:text-style-name="P1" draw:layer="layout" svg:x1="1.996cm" svg:y1="28.22cm" svg:x2="7.967cm" svg:y2="28.22cm">
          <text:p/>
        </draw:line>
        <draw:line draw:style-name="gr2" draw:text-style-name="P1" draw:layer="layout" svg:x1="1.996cm" svg:y1="28.696cm" svg:x2="7.967cm" svg:y2="28.696cm">
          <text:p/>
        </draw:line>
        <draw:line draw:style-name="gr2" draw:text-style-name="P1" draw:layer="layout" svg:x1="2.73cm" svg:y1="23.918cm" svg:x2="2.73cm" svg:y2="26.307cm">
          <text:p/>
        </draw:line>
        <draw:frame draw:style-name="gr4" draw:text-style-name="P3" draw:layer="layout" svg:width="6.434cm" svg:height="2.405cm" svg:x="7.964cm" svg:y="25.351cm">
          <draw:text-box>
            <text:p text:style-name="P2"><text:span text:style-name="T1">Функциональная схема алгоритма, реализующего программное средство</text:span><text:span text:style-name="T2"> </text:span><text:span text:style-name="T1"><text:s/></text:span></text:p>
          </draw:text-box>
        </draw:frame>
        <draw:frame draw:style-name="gr5" draw:text-style-name="P5" draw:layer="layout" svg:width="4.602cm" svg:height="1.415cm" svg:x="14.418cm" svg:y="27.745cm">
          <draw:text-box>
            <text:p text:style-name="P4"><text:span text:style-name="T3">Кафедра информатики </text:span></text:p>
            <text:p text:style-name="P4"><text:span text:style-name="T3">группа 253504</text:span></text:p>
          </draw:text-box>
        </draw:frame>
        <draw:frame draw:style-name="gr6" draw:text-style-name="P7" draw:layer="layout" svg:width="0.714cm" svg:height="0.43cm" svg:x="2.006cm" svg:y="25.844cm">
          <draw:text-box>
            <text:p text:style-name="P6"><text:span text:style-name="T3">Изм.</text:span></text:p>
          </draw:text-box>
        </draw:frame>
        <draw:frame draw:style-name="gr7" draw:text-style-name="P8" draw:layer="layout" svg:width="0.87cm" svg:height="0.676cm" svg:x="2.727cm" svg:y="25.727cm">
          <draw:text-box>
            <text:p text:style-name="P6"><text:span text:style-name="T4">Лист</text:span></text:p>
          </draw:text-box>
        </draw:frame>
        <draw:frame draw:style-name="gr8" draw:text-style-name="P7" draw:layer="layout" svg:width="2.093cm" svg:height="0.442cm" svg:x="3.569cm" svg:y="25.844cm">
          <draw:text-box>
            <text:p text:style-name="P6"><text:span text:style-name="T3">№ </text:span><text:span text:style-name="T3">докум</text:span></text:p>
          </draw:text-box>
        </draw:frame>
        <draw:frame draw:style-name="gr8" draw:text-style-name="P7" draw:layer="layout" svg:width="1.181cm" svg:height="0.442cm" svg:x="5.677cm" svg:y="25.844cm">
          <draw:text-box>
            <text:p text:style-name="P6"><text:span text:style-name="T3">Подп.</text:span></text:p>
          </draw:text-box>
        </draw:frame>
        <draw:frame draw:style-name="gr9" draw:text-style-name="P7" draw:layer="layout" svg:width="1.106cm" svg:height="0.444cm" svg:x="6.851cm" svg:y="25.856cm">
          <draw:text-box>
            <text:p text:style-name="P6"><text:span text:style-name="T3">Дата</text:span></text:p>
          </draw:text-box>
        </draw:frame>
        <draw:frame draw:style-name="gr10" draw:text-style-name="P8" draw:layer="layout" svg:width="1.382cm" svg:height="0.44cm" svg:x="14.383cm" svg:y="25.349cm">
          <draw:text-box>
            <text:p text:style-name="P6"><text:span text:style-name="T4">Дата</text:span></text:p>
          </draw:text-box>
        </draw:frame>
        <draw:frame draw:style-name="gr8" draw:text-style-name="P8" draw:layer="layout" svg:width="1.592cm" svg:height="0.442cm" svg:x="15.796cm" svg:y="25.356cm">
          <draw:text-box>
            <text:p text:style-name="P6"><text:span text:style-name="T4">Масса</text:span></text:p>
          </draw:text-box>
        </draw:frame>
        <draw:frame draw:style-name="gr11" draw:text-style-name="P8" draw:layer="layout" svg:width="1.67cm" svg:height="0.441cm" svg:x="17.38cm" svg:y="25.383cm">
          <draw:text-box>
            <text:p text:style-name="P6"><text:span text:style-name="T4">Масштаб</text:span></text:p>
          </draw:text-box>
        </draw:frame>
        <draw:frame draw:style-name="gr11" draw:text-style-name="P8" draw:layer="layout" svg:width="1.856cm" svg:height="0.441cm" svg:x="14.383cm" svg:y="27.28cm">
          <draw:text-box>
            <text:p text:style-name="P6"><text:span text:style-name="T4">Лист 1</text:span></text:p>
          </draw:text-box>
        </draw:frame>
        <draw:frame draw:style-name="gr11" draw:text-style-name="P8" draw:layer="layout" svg:width="2.787cm" svg:height="0.441cm" svg:x="16.221cm" svg:y="27.263cm">
          <draw:text-box>
            <text:p text:style-name="P6"><text:span text:style-name="T4">Листов 3</text:span></text:p>
          </draw:text-box>
        </draw:frame>
        <draw:frame draw:style-name="gr12" draw:text-style-name="P10" draw:layer="layout" svg:width="11.065cm" svg:height="1.413cm" svg:x="7.959cm" svg:y="23.93cm">
          <draw:text-box>
            <text:p text:style-name="P9"><text:span text:style-name="T5">ГУИР.400401.007.01</text:span></text:p>
          </draw:text-box>
        </draw:frame>
        <draw:frame draw:style-name="gr8" draw:text-style-name="P12" draw:layer="layout" svg:width="1.454cm" svg:height="0.442cm" svg:x="2.072cm" svg:y="26.333cm">
          <draw:text-box>
            <text:p text:style-name="P11"><text:span text:style-name="T3">Разраб.</text:span></text:p>
          </draw:text-box>
        </draw:frame>
        <draw:frame draw:style-name="gr8" draw:text-style-name="P12" draw:layer="layout" svg:width="2.079cm" svg:height="0.442cm" svg:x="3.675cm" svg:y="26.333cm">
          <draw:text-box>
            <text:p text:style-name="P11"><text:span text:style-name="T3">Дмитрук</text:span></text:p>
          </draw:text-box>
        </draw:frame>
        <draw:frame draw:style-name="gr13" draw:text-style-name="P12" draw:layer="layout" svg:width="1.455cm" svg:height="0.443cm" svg:x="2.065cm" svg:y="26.811cm">
          <draw:text-box>
            <text:p text:style-name="P11"><text:span text:style-name="T3">Пров.</text:span></text:p>
          </draw:text-box>
        </draw:frame>
        <draw:frame draw:style-name="gr13" draw:text-style-name="P12" draw:layer="layout" svg:width="1.452cm" svg:height="0.443cm" svg:x="2.068cm" svg:y="27.277cm">
          <draw:text-box>
            <text:p text:style-name="P11"><text:span text:style-name="T3">Рец.</text:span></text:p>
          </draw:text-box>
        </draw:frame>
        <draw:frame draw:style-name="gr9" draw:text-style-name="P12" draw:layer="layout" svg:width="1.454cm" svg:height="0.444cm" svg:x="2.058cm" svg:y="27.746cm">
          <draw:text-box>
            <text:p text:style-name="P11"><text:span text:style-name="T3">Н.контр.</text:span></text:p>
          </draw:text-box>
        </draw:frame>
        <draw:frame draw:style-name="gr10" draw:text-style-name="P12" draw:layer="layout" svg:width="1.454cm" svg:height="0.44cm" svg:x="2.058cm" svg:y="28.234cm">
          <draw:text-box>
            <text:p text:style-name="P11"><text:span text:style-name="T3">Утв.</text:span></text:p>
          </draw:text-box>
        </draw:frame>
        <draw:frame draw:style-name="gr13" draw:text-style-name="P12" draw:layer="layout" svg:width="2.08cm" svg:height="0.443cm" svg:x="3.64cm" svg:y="26.789cm">
          <draw:text-box>
            <text:p text:style-name="P11"><text:span text:style-name="T3">Калиновская</text:span></text:p>
          </draw:text-box>
        </draw:frame>
        <draw:frame draw:style-name="gr8" draw:text-style-name="P12" draw:layer="layout" svg:width="2.081cm" svg:height="0.442cm" svg:x="3.686cm" svg:y="27.766cm">
          <draw:text-box>
            <text:p text:style-name="P11"><text:span text:style-name="T3">Калиновская</text:span></text:p>
          </draw:text-box>
        </draw:frame>
        <draw:frame draw:style-name="gr11" draw:text-style-name="P12" draw:layer="layout" svg:width="2.079cm" svg:height="0.441cm" svg:x="3.682cm" svg:y="28.224cm">
          <draw:text-box>
            <text:p text:style-name="P11"><text:span text:style-name="T3">Марков</text:span></text:p>
          </draw:text-box>
        </draw:frame>
        <draw:frame draw:style-name="gr8" draw:text-style-name="P14" draw:layer="layout" svg:width="1.789cm" svg:height="0.442cm" svg:x="17.211cm" svg:y="29.258cm">
          <draw:text-box>
            <text:p text:style-name="P13"><text:span text:style-name="T6">Формат А4</text:span></text:p>
          </draw:text-box>
        </draw:frame>
        <draw:line draw:style-name="gr3" draw:text-style-name="P1" draw:layer="layout" svg:x1="19.014cm" svg:y1="23.921cm" svg:x2="19.014cm" svg:y2="29.186cm">
          <text:p/>
        </draw:line>
      </draw:page>
      <draw:page draw:name="page2" draw:style-name="dp1" draw:master-page-name="PM1">
        <draw:line draw:style-name="gr1" draw:text-style-name="P1" draw:layer="layout" svg:x1="2cm" svg:y1="0.502cm" svg:x2="2cm" svg:y2="29.2cm">
          <text:p/>
        </draw:line>
        <draw:line draw:style-name="gr1" draw:text-style-name="P1" draw:layer="layout" svg:x1="2.021cm" svg:y1="29.2cm" svg:x2="20.5cm" svg:y2="29.2cm">
          <text:p/>
        </draw:line>
        <draw:line draw:style-name="gr1" draw:text-style-name="P1" draw:layer="layout" svg:x1="2.015cm" svg:y1="0.5cm" svg:x2="20.494cm" svg:y2="0.5cm">
          <text:p/>
        </draw:line>
        <draw:line draw:style-name="gr1" draw:text-style-name="P1" draw:layer="layout" svg:x1="20.5cm" svg:y1="0.499cm" svg:x2="20.5cm" svg:y2="29.2cm">
          <text:p/>
        </draw:line>
        <draw:polyline draw:style-name="gr2" draw:text-style-name="P1" draw:layer="layout" svg:width="21cm" svg:height="29.7cm" svg:x="0cm" svg:y="0cm" svg:viewBox="0 0 21001 29701" draw:points="0,0 0,29701 21001,29701 21001,0">
          <text:p/>
        </draw:polyline>
        <draw:line draw:style-name="gr2" draw:text-style-name="P1" draw:layer="layout" svg:x1="42cm" svg:y1="0cm" svg:x2="0.004cm" svg:y2="0cm">
          <text:p/>
        </draw:line>
        <draw:polyline draw:style-name="gr3" draw:text-style-name="P1" draw:layer="layout" svg:width="16.997cm" svg:height="5.256cm" svg:x="1.996cm" svg:y="23.918cm" svg:viewBox="0 0 16998 5257" draw:points="16998,0 0,0 0,5257">
          <text:p/>
        </draw:polyline>
        <draw:line draw:style-name="gr2" draw:text-style-name="P1" draw:layer="layout" svg:x1="19.008cm" svg:y1="25.353cm" svg:x2="7.967cm" svg:y2="25.353cm">
          <text:p/>
        </draw:line>
        <draw:line draw:style-name="gr2" draw:text-style-name="P1" draw:layer="layout" svg:x1="7.968cm" svg:y1="23.918cm" svg:x2="7.968cm" svg:y2="29.173cm">
          <text:p/>
        </draw:line>
        <draw:line draw:style-name="gr2" draw:text-style-name="P1" draw:layer="layout" svg:x1="18.994cm" svg:y1="27.741cm" svg:x2="7.968cm" svg:y2="27.741cm">
          <text:p/>
        </draw:line>
        <draw:line draw:style-name="gr2" draw:text-style-name="P1" draw:layer="layout" svg:x1="14.4cm" svg:y1="25.352cm" svg:x2="14.4cm" svg:y2="29.173cm">
          <text:p/>
        </draw:line>
        <draw:line draw:style-name="gr2" draw:text-style-name="P1" draw:layer="layout" svg:x1="14.4cm" svg:y1="25.83cm" svg:x2="19.007cm" svg:y2="25.844cm">
          <text:p/>
        </draw:line>
        <draw:line draw:style-name="gr2" draw:text-style-name="P1" draw:layer="layout" svg:x1="14.4cm" svg:y1="27.264cm" svg:x2="18.993cm" svg:y2="27.264cm">
          <text:p/>
        </draw:line>
        <draw:line draw:style-name="gr2" draw:text-style-name="P1" draw:layer="layout" svg:x1="15.778cm" svg:y1="25.352cm" svg:x2="15.778cm" svg:y2="27.262cm">
          <text:p/>
        </draw:line>
        <draw:line draw:style-name="gr2" draw:text-style-name="P1" draw:layer="layout" svg:x1="14.859cm" svg:y1="25.83cm" svg:x2="14.859cm" svg:y2="27.262cm">
          <text:p/>
        </draw:line>
        <draw:line draw:style-name="gr2" draw:text-style-name="P1" draw:layer="layout" svg:x1="15.317cm" svg:y1="25.83cm" svg:x2="15.317cm" svg:y2="27.262cm">
          <text:p/>
        </draw:line>
        <draw:line draw:style-name="gr2" draw:text-style-name="P1" draw:layer="layout" svg:x1="16.237cm" svg:y1="27.264cm" svg:x2="16.237cm" svg:y2="27.741cm">
          <text:p/>
        </draw:line>
        <draw:line draw:style-name="gr2" draw:text-style-name="P1" draw:layer="layout" svg:x1="17.386cm" svg:y1="25.352cm" svg:x2="17.386cm" svg:y2="27.262cm">
          <text:p/>
        </draw:line>
        <draw:line draw:style-name="gr2" draw:text-style-name="P1" draw:layer="layout" svg:x1="6.866cm" svg:y1="23.918cm" svg:x2="6.866cm" svg:y2="29.173cm">
          <text:p/>
        </draw:line>
        <draw:line draw:style-name="gr2" draw:text-style-name="P1" draw:layer="layout" svg:x1="5.671cm" svg:y1="23.918cm" svg:x2="5.671cm" svg:y2="29.173cm">
          <text:p/>
        </draw:line>
        <draw:line draw:style-name="gr2" draw:text-style-name="P1" draw:layer="layout" svg:x1="3.558cm" svg:y1="23.918cm" svg:x2="3.558cm" svg:y2="29.173cm">
          <text:p/>
        </draw:line>
        <draw:line draw:style-name="gr2" draw:text-style-name="P1" draw:layer="layout" svg:x1="1.996cm" svg:y1="24.397cm" svg:x2="7.967cm" svg:y2="24.397cm">
          <text:p/>
        </draw:line>
        <draw:line draw:style-name="gr2" draw:text-style-name="P1" draw:layer="layout" svg:x1="1.996cm" svg:y1="24.875cm" svg:x2="7.967cm" svg:y2="24.875cm">
          <text:p/>
        </draw:line>
        <draw:line draw:style-name="gr2" draw:text-style-name="P1" draw:layer="layout" svg:x1="1.996cm" svg:y1="25.352cm" svg:x2="7.967cm" svg:y2="25.352cm">
          <text:p/>
        </draw:line>
        <draw:line draw:style-name="gr2" draw:text-style-name="P1" draw:layer="layout" svg:x1="1.996cm" svg:y1="25.83cm" svg:x2="7.967cm" svg:y2="25.83cm">
          <text:p/>
        </draw:line>
        <draw:line draw:style-name="gr2" draw:text-style-name="P1" draw:layer="layout" svg:x1="1.996cm" svg:y1="26.309cm" svg:x2="7.967cm" svg:y2="26.309cm">
          <text:p/>
        </draw:line>
        <draw:line draw:style-name="gr2" draw:text-style-name="P1" draw:layer="layout" svg:x1="1.996cm" svg:y1="26.786cm" svg:x2="7.967cm" svg:y2="26.786cm">
          <text:p/>
        </draw:line>
        <draw:line draw:style-name="gr2" draw:text-style-name="P1" draw:layer="layout" svg:x1="1.996cm" svg:y1="27.264cm" svg:x2="7.967cm" svg:y2="27.264cm">
          <text:p/>
        </draw:line>
        <draw:line draw:style-name="gr2" draw:text-style-name="P1" draw:layer="layout" svg:x1="1.996cm" svg:y1="27.741cm" svg:x2="7.979cm" svg:y2="27.741cm">
          <text:p/>
        </draw:line>
        <draw:line draw:style-name="gr2" draw:text-style-name="P1" draw:layer="layout" svg:x1="1.996cm" svg:y1="28.22cm" svg:x2="7.967cm" svg:y2="28.22cm">
          <text:p/>
        </draw:line>
        <draw:line draw:style-name="gr2" draw:text-style-name="P1" draw:layer="layout" svg:x1="1.996cm" svg:y1="28.696cm" svg:x2="7.967cm" svg:y2="28.696cm">
          <text:p/>
        </draw:line>
        <draw:line draw:style-name="gr2" draw:text-style-name="P1" draw:layer="layout" svg:x1="2.73cm" svg:y1="23.918cm" svg:x2="2.73cm" svg:y2="26.307cm">
          <text:p/>
        </draw:line>
        <draw:frame draw:style-name="gr14" draw:text-style-name="P16" draw:layer="layout" svg:width="6.434cm" svg:height="2.405cm" svg:x="7.964cm" svg:y="25.351cm">
          <draw:text-box>
            <text:p text:style-name="P15"><text:span text:style-name="T1">Блок схема алгоритма, реализующего </text:span></text:p>
            <text:p text:style-name="P15"><text:span text:style-name="T1">программное средство </text:span></text:p>
          </draw:text-box>
        </draw:frame>
        <draw:frame draw:style-name="gr5" draw:text-style-name="P5" draw:layer="layout" svg:width="4.602cm" svg:height="1.415cm" svg:x="14.418cm" svg:y="27.745cm">
          <draw:text-box>
            <text:p text:style-name="P4"><text:span text:style-name="T3">Кафедра информатики </text:span></text:p>
            <text:p text:style-name="P4"><text:span text:style-name="T3">группа 253504</text:span></text:p>
          </draw:text-box>
        </draw:frame>
        <draw:frame draw:style-name="gr6" draw:text-style-name="P7" draw:layer="layout" svg:width="0.714cm" svg:height="0.43cm" svg:x="2.006cm" svg:y="25.844cm">
          <draw:text-box>
            <text:p text:style-name="P6"><text:span text:style-name="T3">Изм.</text:span></text:p>
          </draw:text-box>
        </draw:frame>
        <draw:frame draw:style-name="gr7" draw:text-style-name="P8" draw:layer="layout" svg:width="0.87cm" svg:height="0.676cm" svg:x="2.727cm" svg:y="25.727cm">
          <draw:text-box>
            <text:p text:style-name="P6"><text:span text:style-name="T4">Лист</text:span></text:p>
          </draw:text-box>
        </draw:frame>
        <draw:frame draw:style-name="gr8" draw:text-style-name="P7" draw:layer="layout" svg:width="2.093cm" svg:height="0.442cm" svg:x="3.569cm" svg:y="25.844cm">
          <draw:text-box>
            <text:p text:style-name="P6"><text:span text:style-name="T3">№ </text:span><text:span text:style-name="T3">докум</text:span></text:p>
          </draw:text-box>
        </draw:frame>
        <draw:frame draw:style-name="gr8" draw:text-style-name="P7" draw:layer="layout" svg:width="1.181cm" svg:height="0.442cm" svg:x="5.677cm" svg:y="25.844cm">
          <draw:text-box>
            <text:p text:style-name="P6"><text:span text:style-name="T3">Подп.</text:span></text:p>
          </draw:text-box>
        </draw:frame>
        <draw:frame draw:style-name="gr9" draw:text-style-name="P7" draw:layer="layout" svg:width="1.106cm" svg:height="0.444cm" svg:x="6.851cm" svg:y="25.856cm">
          <draw:text-box>
            <text:p text:style-name="P6"><text:span text:style-name="T3">Дата</text:span></text:p>
          </draw:text-box>
        </draw:frame>
        <draw:frame draw:style-name="gr10" draw:text-style-name="P8" draw:layer="layout" svg:width="1.382cm" svg:height="0.44cm" svg:x="14.383cm" svg:y="25.349cm">
          <draw:text-box>
            <text:p text:style-name="P6"><text:span text:style-name="T4">Дата</text:span></text:p>
          </draw:text-box>
        </draw:frame>
        <draw:frame draw:style-name="gr8" draw:text-style-name="P8" draw:layer="layout" svg:width="1.592cm" svg:height="0.442cm" svg:x="15.796cm" svg:y="25.356cm">
          <draw:text-box>
            <text:p text:style-name="P6"><text:span text:style-name="T4">Масса</text:span></text:p>
          </draw:text-box>
        </draw:frame>
        <draw:frame draw:style-name="gr11" draw:text-style-name="P8" draw:layer="layout" svg:width="1.67cm" svg:height="0.441cm" svg:x="17.38cm" svg:y="25.383cm">
          <draw:text-box>
            <text:p text:style-name="P6"><text:span text:style-name="T4">Масштаб</text:span></text:p>
          </draw:text-box>
        </draw:frame>
        <draw:frame draw:style-name="gr11" draw:text-style-name="P8" draw:layer="layout" svg:width="1.856cm" svg:height="0.441cm" svg:x="14.383cm" svg:y="27.28cm">
          <draw:text-box>
            <text:p text:style-name="P6"><text:span text:style-name="T4">Лист 1</text:span></text:p>
          </draw:text-box>
        </draw:frame>
        <draw:frame draw:style-name="gr11" draw:text-style-name="P8" draw:layer="layout" svg:width="2.787cm" svg:height="0.441cm" svg:x="16.221cm" svg:y="27.263cm">
          <draw:text-box>
            <text:p text:style-name="P6"><text:span text:style-name="T4">Листов 3</text:span></text:p>
          </draw:text-box>
        </draw:frame>
        <draw:frame draw:style-name="gr12" draw:text-style-name="P10" draw:layer="layout" svg:width="11.065cm" svg:height="1.413cm" svg:x="7.959cm" svg:y="23.93cm">
          <draw:text-box>
            <text:p text:style-name="P9"><text:span text:style-name="T5">ГУИР.400401.007.02</text:span></text:p>
          </draw:text-box>
        </draw:frame>
        <draw:frame draw:style-name="gr8" draw:text-style-name="P12" draw:layer="layout" svg:width="1.454cm" svg:height="0.442cm" svg:x="2.072cm" svg:y="26.333cm">
          <draw:text-box>
            <text:p text:style-name="P11"><text:span text:style-name="T3">Разраб.</text:span></text:p>
          </draw:text-box>
        </draw:frame>
        <draw:frame draw:style-name="gr8" draw:text-style-name="P12" draw:layer="layout" svg:width="2.079cm" svg:height="0.442cm" svg:x="3.675cm" svg:y="26.333cm">
          <draw:text-box>
            <text:p text:style-name="P11"><text:span text:style-name="T3">Дмитрук</text:span></text:p>
          </draw:text-box>
        </draw:frame>
        <draw:frame draw:style-name="gr13" draw:text-style-name="P12" draw:layer="layout" svg:width="1.455cm" svg:height="0.443cm" svg:x="2.065cm" svg:y="26.811cm">
          <draw:text-box>
            <text:p text:style-name="P11"><text:span text:style-name="T3">Пров.</text:span></text:p>
          </draw:text-box>
        </draw:frame>
        <draw:frame draw:style-name="gr13" draw:text-style-name="P12" draw:layer="layout" svg:width="1.452cm" svg:height="0.443cm" svg:x="2.068cm" svg:y="27.277cm">
          <draw:text-box>
            <text:p text:style-name="P11"><text:span text:style-name="T3">Рец.</text:span></text:p>
          </draw:text-box>
        </draw:frame>
        <draw:frame draw:style-name="gr9" draw:text-style-name="P12" draw:layer="layout" svg:width="1.454cm" svg:height="0.444cm" svg:x="2.058cm" svg:y="27.746cm">
          <draw:text-box>
            <text:p text:style-name="P11"><text:span text:style-name="T3">Н.контр.</text:span></text:p>
          </draw:text-box>
        </draw:frame>
        <draw:frame draw:style-name="gr10" draw:text-style-name="P12" draw:layer="layout" svg:width="1.454cm" svg:height="0.44cm" svg:x="2.058cm" svg:y="28.234cm">
          <draw:text-box>
            <text:p text:style-name="P11"><text:span text:style-name="T3">Утв.</text:span></text:p>
          </draw:text-box>
        </draw:frame>
        <draw:frame draw:style-name="gr13" draw:text-style-name="P12" draw:layer="layout" svg:width="2.08cm" svg:height="0.443cm" svg:x="3.64cm" svg:y="26.789cm">
          <draw:text-box>
            <text:p text:style-name="P11"><text:span text:style-name="T3">Калиновская</text:span></text:p>
          </draw:text-box>
        </draw:frame>
        <draw:frame draw:style-name="gr8" draw:text-style-name="P12" draw:layer="layout" svg:width="2.081cm" svg:height="0.442cm" svg:x="3.686cm" svg:y="27.766cm">
          <draw:text-box>
            <text:p text:style-name="P11"><text:span text:style-name="T3">Калиновская</text:span></text:p>
          </draw:text-box>
        </draw:frame>
        <draw:frame draw:style-name="gr11" draw:text-style-name="P12" draw:layer="layout" svg:width="2.079cm" svg:height="0.441cm" svg:x="3.682cm" svg:y="28.224cm">
          <draw:text-box>
            <text:p text:style-name="P11"><text:span text:style-name="T3">Марков</text:span></text:p>
          </draw:text-box>
        </draw:frame>
        <draw:frame draw:style-name="gr8" draw:text-style-name="P14" draw:layer="layout" svg:width="1.789cm" svg:height="0.442cm" svg:x="17.211cm" svg:y="29.258cm">
          <draw:text-box>
            <text:p text:style-name="P13"><text:span text:style-name="T6">Формат А4</text:span></text:p>
          </draw:text-box>
        </draw:frame>
        <draw:line draw:style-name="gr3" draw:text-style-name="P1" draw:layer="layout" svg:x1="19.014cm" svg:y1="23.921cm" svg:x2="19.014cm" svg:y2="29.186cm">
          <text:p/>
        </draw:line>
      </draw:page>
      <draw:page draw:name="page3" draw:style-name="dp1" draw:master-page-name="PM1">
        <draw:line draw:style-name="gr1" draw:text-style-name="P1" draw:layer="layout" svg:x1="2cm" svg:y1="0.502cm" svg:x2="2cm" svg:y2="29.2cm">
          <text:p/>
        </draw:line>
        <draw:line draw:style-name="gr1" draw:text-style-name="P1" draw:layer="layout" svg:x1="2.021cm" svg:y1="29.2cm" svg:x2="20.5cm" svg:y2="29.2cm">
          <text:p/>
        </draw:line>
        <draw:line draw:style-name="gr1" draw:text-style-name="P1" draw:layer="layout" svg:x1="2.015cm" svg:y1="0.5cm" svg:x2="20.494cm" svg:y2="0.5cm">
          <text:p/>
        </draw:line>
        <draw:line draw:style-name="gr1" draw:text-style-name="P1" draw:layer="layout" svg:x1="20.5cm" svg:y1="0.499cm" svg:x2="20.5cm" svg:y2="29.2cm">
          <text:p/>
        </draw:line>
        <draw:polyline draw:style-name="gr2" draw:text-style-name="P1" draw:layer="layout" svg:width="21cm" svg:height="29.7cm" svg:x="0cm" svg:y="0cm" svg:viewBox="0 0 21001 29701" draw:points="0,0 0,29701 21001,29701 21001,0">
          <text:p/>
        </draw:polyline>
        <draw:line draw:style-name="gr2" draw:text-style-name="P1" draw:layer="layout" svg:x1="42cm" svg:y1="0cm" svg:x2="0.004cm" svg:y2="0cm">
          <text:p/>
        </draw:line>
        <draw:polyline draw:style-name="gr3" draw:text-style-name="P1" draw:layer="layout" svg:width="16.997cm" svg:height="5.256cm" svg:x="1.996cm" svg:y="23.918cm" svg:viewBox="0 0 16998 5257" draw:points="16998,0 0,0 0,5257">
          <text:p/>
        </draw:polyline>
        <draw:line draw:style-name="gr2" draw:text-style-name="P1" draw:layer="layout" svg:x1="19.008cm" svg:y1="25.353cm" svg:x2="7.967cm" svg:y2="25.353cm">
          <text:p/>
        </draw:line>
        <draw:line draw:style-name="gr2" draw:text-style-name="P1" draw:layer="layout" svg:x1="7.968cm" svg:y1="23.918cm" svg:x2="7.968cm" svg:y2="29.173cm">
          <text:p/>
        </draw:line>
        <draw:line draw:style-name="gr2" draw:text-style-name="P1" draw:layer="layout" svg:x1="18.994cm" svg:y1="27.741cm" svg:x2="7.968cm" svg:y2="27.741cm">
          <text:p/>
        </draw:line>
        <draw:line draw:style-name="gr2" draw:text-style-name="P1" draw:layer="layout" svg:x1="14.4cm" svg:y1="25.352cm" svg:x2="14.4cm" svg:y2="29.173cm">
          <text:p/>
        </draw:line>
        <draw:line draw:style-name="gr2" draw:text-style-name="P1" draw:layer="layout" svg:x1="14.4cm" svg:y1="25.83cm" svg:x2="19.007cm" svg:y2="25.844cm">
          <text:p/>
        </draw:line>
        <draw:line draw:style-name="gr2" draw:text-style-name="P1" draw:layer="layout" svg:x1="14.4cm" svg:y1="27.264cm" svg:x2="18.993cm" svg:y2="27.264cm">
          <text:p/>
        </draw:line>
        <draw:line draw:style-name="gr2" draw:text-style-name="P1" draw:layer="layout" svg:x1="15.778cm" svg:y1="25.352cm" svg:x2="15.778cm" svg:y2="27.262cm">
          <text:p/>
        </draw:line>
        <draw:line draw:style-name="gr2" draw:text-style-name="P1" draw:layer="layout" svg:x1="14.859cm" svg:y1="25.83cm" svg:x2="14.859cm" svg:y2="27.262cm">
          <text:p/>
        </draw:line>
        <draw:line draw:style-name="gr2" draw:text-style-name="P1" draw:layer="layout" svg:x1="15.317cm" svg:y1="25.83cm" svg:x2="15.317cm" svg:y2="27.262cm">
          <text:p/>
        </draw:line>
        <draw:line draw:style-name="gr2" draw:text-style-name="P1" draw:layer="layout" svg:x1="16.237cm" svg:y1="27.264cm" svg:x2="16.237cm" svg:y2="27.741cm">
          <text:p/>
        </draw:line>
        <draw:line draw:style-name="gr2" draw:text-style-name="P1" draw:layer="layout" svg:x1="17.386cm" svg:y1="25.352cm" svg:x2="17.386cm" svg:y2="27.262cm">
          <text:p/>
        </draw:line>
        <draw:line draw:style-name="gr2" draw:text-style-name="P1" draw:layer="layout" svg:x1="6.866cm" svg:y1="23.918cm" svg:x2="6.866cm" svg:y2="29.173cm">
          <text:p/>
        </draw:line>
        <draw:line draw:style-name="gr2" draw:text-style-name="P1" draw:layer="layout" svg:x1="5.671cm" svg:y1="23.918cm" svg:x2="5.671cm" svg:y2="29.173cm">
          <text:p/>
        </draw:line>
        <draw:line draw:style-name="gr2" draw:text-style-name="P1" draw:layer="layout" svg:x1="3.558cm" svg:y1="23.918cm" svg:x2="3.558cm" svg:y2="29.173cm">
          <text:p/>
        </draw:line>
        <draw:line draw:style-name="gr2" draw:text-style-name="P1" draw:layer="layout" svg:x1="1.996cm" svg:y1="24.397cm" svg:x2="7.967cm" svg:y2="24.397cm">
          <text:p/>
        </draw:line>
        <draw:line draw:style-name="gr2" draw:text-style-name="P1" draw:layer="layout" svg:x1="1.996cm" svg:y1="24.875cm" svg:x2="7.967cm" svg:y2="24.875cm">
          <text:p/>
        </draw:line>
        <draw:line draw:style-name="gr2" draw:text-style-name="P1" draw:layer="layout" svg:x1="1.996cm" svg:y1="25.352cm" svg:x2="7.967cm" svg:y2="25.352cm">
          <text:p/>
        </draw:line>
        <draw:line draw:style-name="gr2" draw:text-style-name="P1" draw:layer="layout" svg:x1="1.996cm" svg:y1="25.83cm" svg:x2="7.967cm" svg:y2="25.83cm">
          <text:p/>
        </draw:line>
        <draw:line draw:style-name="gr2" draw:text-style-name="P1" draw:layer="layout" svg:x1="1.996cm" svg:y1="26.309cm" svg:x2="7.967cm" svg:y2="26.309cm">
          <text:p/>
        </draw:line>
        <draw:line draw:style-name="gr2" draw:text-style-name="P1" draw:layer="layout" svg:x1="1.996cm" svg:y1="26.786cm" svg:x2="7.967cm" svg:y2="26.786cm">
          <text:p/>
        </draw:line>
        <draw:line draw:style-name="gr2" draw:text-style-name="P1" draw:layer="layout" svg:x1="1.996cm" svg:y1="27.264cm" svg:x2="7.967cm" svg:y2="27.264cm">
          <text:p/>
        </draw:line>
        <draw:line draw:style-name="gr2" draw:text-style-name="P1" draw:layer="layout" svg:x1="1.996cm" svg:y1="27.741cm" svg:x2="7.979cm" svg:y2="27.741cm">
          <text:p/>
        </draw:line>
        <draw:line draw:style-name="gr2" draw:text-style-name="P1" draw:layer="layout" svg:x1="1.996cm" svg:y1="28.22cm" svg:x2="7.967cm" svg:y2="28.22cm">
          <text:p/>
        </draw:line>
        <draw:line draw:style-name="gr2" draw:text-style-name="P1" draw:layer="layout" svg:x1="1.996cm" svg:y1="28.696cm" svg:x2="7.967cm" svg:y2="28.696cm">
          <text:p/>
        </draw:line>
        <draw:line draw:style-name="gr2" draw:text-style-name="P1" draw:layer="layout" svg:x1="2.73cm" svg:y1="23.918cm" svg:x2="2.73cm" svg:y2="26.307cm">
          <text:p/>
        </draw:line>
        <draw:frame draw:style-name="gr15" draw:text-style-name="P16" draw:layer="layout" svg:width="6.434cm" svg:height="2.405cm" svg:x="7.964cm" svg:y="25.351cm">
          <draw:text-box>
            <text:p text:style-name="P15"><text:span text:style-name="T1">Блок схема алгоритма, реализующего </text:span></text:p>
            <text:p text:style-name="P15"><text:span text:style-name="T1">программное средство </text:span></text:p>
          </draw:text-box>
        </draw:frame>
        <draw:frame draw:style-name="gr5" draw:text-style-name="P5" draw:layer="layout" svg:width="4.602cm" svg:height="1.415cm" svg:x="14.418cm" svg:y="27.745cm">
          <draw:text-box>
            <text:p text:style-name="P4"><text:span text:style-name="T3">Кафедра информатики </text:span></text:p>
            <text:p text:style-name="P4"><text:span text:style-name="T3">группа 253504</text:span></text:p>
          </draw:text-box>
        </draw:frame>
        <draw:frame draw:style-name="gr6" draw:text-style-name="P7" draw:layer="layout" svg:width="0.714cm" svg:height="0.43cm" svg:x="2.006cm" svg:y="25.844cm">
          <draw:text-box>
            <text:p text:style-name="P6"><text:span text:style-name="T3">Изм.</text:span></text:p>
          </draw:text-box>
        </draw:frame>
        <draw:frame draw:style-name="gr7" draw:text-style-name="P8" draw:layer="layout" svg:width="0.87cm" svg:height="0.676cm" svg:x="2.727cm" svg:y="25.727cm">
          <draw:text-box>
            <text:p text:style-name="P6"><text:span text:style-name="T4">Лист</text:span></text:p>
          </draw:text-box>
        </draw:frame>
        <draw:frame draw:style-name="gr8" draw:text-style-name="P7" draw:layer="layout" svg:width="2.093cm" svg:height="0.442cm" svg:x="3.569cm" svg:y="25.844cm">
          <draw:text-box>
            <text:p text:style-name="P6"><text:span text:style-name="T3">№ </text:span><text:span text:style-name="T3">докум</text:span></text:p>
          </draw:text-box>
        </draw:frame>
        <draw:frame draw:style-name="gr8" draw:text-style-name="P7" draw:layer="layout" svg:width="1.181cm" svg:height="0.442cm" svg:x="5.677cm" svg:y="25.844cm">
          <draw:text-box>
            <text:p text:style-name="P6"><text:span text:style-name="T3">Подп.</text:span></text:p>
          </draw:text-box>
        </draw:frame>
        <draw:frame draw:style-name="gr9" draw:text-style-name="P7" draw:layer="layout" svg:width="1.106cm" svg:height="0.444cm" svg:x="6.851cm" svg:y="25.856cm">
          <draw:text-box>
            <text:p text:style-name="P6"><text:span text:style-name="T3">Дата</text:span></text:p>
          </draw:text-box>
        </draw:frame>
        <draw:frame draw:style-name="gr10" draw:text-style-name="P8" draw:layer="layout" svg:width="1.382cm" svg:height="0.44cm" svg:x="14.383cm" svg:y="25.349cm">
          <draw:text-box>
            <text:p text:style-name="P6"><text:span text:style-name="T4">Дата</text:span></text:p>
          </draw:text-box>
        </draw:frame>
        <draw:frame draw:style-name="gr8" draw:text-style-name="P8" draw:layer="layout" svg:width="1.592cm" svg:height="0.442cm" svg:x="15.796cm" svg:y="25.356cm">
          <draw:text-box>
            <text:p text:style-name="P6"><text:span text:style-name="T4">Масса</text:span></text:p>
          </draw:text-box>
        </draw:frame>
        <draw:frame draw:style-name="gr11" draw:text-style-name="P8" draw:layer="layout" svg:width="1.67cm" svg:height="0.441cm" svg:x="17.38cm" svg:y="25.383cm">
          <draw:text-box>
            <text:p text:style-name="P6"><text:span text:style-name="T4">Масштаб</text:span></text:p>
          </draw:text-box>
        </draw:frame>
        <draw:frame draw:style-name="gr11" draw:text-style-name="P8" draw:layer="layout" svg:width="1.856cm" svg:height="0.441cm" svg:x="14.383cm" svg:y="27.28cm">
          <draw:text-box>
            <text:p text:style-name="P6"><text:span text:style-name="T4">Лист 2</text:span></text:p>
          </draw:text-box>
        </draw:frame>
        <draw:frame draw:style-name="gr11" draw:text-style-name="P8" draw:layer="layout" svg:width="2.787cm" svg:height="0.441cm" svg:x="16.221cm" svg:y="27.263cm">
          <draw:text-box>
            <text:p text:style-name="P6"><text:span text:style-name="T4">Листов 3</text:span></text:p>
          </draw:text-box>
        </draw:frame>
        <draw:frame draw:style-name="gr12" draw:text-style-name="P10" draw:layer="layout" svg:width="11.065cm" svg:height="1.413cm" svg:x="7.959cm" svg:y="23.93cm">
          <draw:text-box>
            <text:p text:style-name="P9"><text:span text:style-name="T5">ГУИР.400401.007.02</text:span></text:p>
          </draw:text-box>
        </draw:frame>
        <draw:frame draw:style-name="gr8" draw:text-style-name="P12" draw:layer="layout" svg:width="1.454cm" svg:height="0.442cm" svg:x="2.072cm" svg:y="26.333cm">
          <draw:text-box>
            <text:p text:style-name="P11"><text:span text:style-name="T3">Разраб.</text:span></text:p>
          </draw:text-box>
        </draw:frame>
        <draw:frame draw:style-name="gr8" draw:text-style-name="P12" draw:layer="layout" svg:width="2.079cm" svg:height="0.442cm" svg:x="3.675cm" svg:y="26.333cm">
          <draw:text-box>
            <text:p text:style-name="P11"><text:span text:style-name="T3">Дмитрук</text:span></text:p>
          </draw:text-box>
        </draw:frame>
        <draw:frame draw:style-name="gr13" draw:text-style-name="P12" draw:layer="layout" svg:width="1.455cm" svg:height="0.443cm" svg:x="2.065cm" svg:y="26.811cm">
          <draw:text-box>
            <text:p text:style-name="P11"><text:span text:style-name="T3">Пров.</text:span></text:p>
          </draw:text-box>
        </draw:frame>
        <draw:frame draw:style-name="gr13" draw:text-style-name="P12" draw:layer="layout" svg:width="1.452cm" svg:height="0.443cm" svg:x="2.068cm" svg:y="27.277cm">
          <draw:text-box>
            <text:p text:style-name="P11"><text:span text:style-name="T3">Рец.</text:span></text:p>
          </draw:text-box>
        </draw:frame>
        <draw:frame draw:style-name="gr9" draw:text-style-name="P12" draw:layer="layout" svg:width="1.454cm" svg:height="0.444cm" svg:x="2.058cm" svg:y="27.746cm">
          <draw:text-box>
            <text:p text:style-name="P11"><text:span text:style-name="T3">Н.контр.</text:span></text:p>
          </draw:text-box>
        </draw:frame>
        <draw:frame draw:style-name="gr10" draw:text-style-name="P12" draw:layer="layout" svg:width="1.454cm" svg:height="0.44cm" svg:x="2.058cm" svg:y="28.234cm">
          <draw:text-box>
            <text:p text:style-name="P11"><text:span text:style-name="T3">Утв.</text:span></text:p>
          </draw:text-box>
        </draw:frame>
        <draw:frame draw:style-name="gr13" draw:text-style-name="P12" draw:layer="layout" svg:width="2.08cm" svg:height="0.443cm" svg:x="3.64cm" svg:y="26.789cm">
          <draw:text-box>
            <text:p text:style-name="P11"><text:span text:style-name="T3">Калиновская</text:span></text:p>
          </draw:text-box>
        </draw:frame>
        <draw:frame draw:style-name="gr8" draw:text-style-name="P12" draw:layer="layout" svg:width="2.081cm" svg:height="0.442cm" svg:x="3.686cm" svg:y="27.766cm">
          <draw:text-box>
            <text:p text:style-name="P11"><text:span text:style-name="T3">Калиновская</text:span></text:p>
          </draw:text-box>
        </draw:frame>
        <draw:frame draw:style-name="gr11" draw:text-style-name="P12" draw:layer="layout" svg:width="2.079cm" svg:height="0.441cm" svg:x="3.682cm" svg:y="28.224cm">
          <draw:text-box>
            <text:p text:style-name="P11"><text:span text:style-name="T3">Марков</text:span></text:p>
          </draw:text-box>
        </draw:frame>
        <draw:frame draw:style-name="gr8" draw:text-style-name="P14" draw:layer="layout" svg:width="1.789cm" svg:height="0.442cm" svg:x="17.211cm" svg:y="29.258cm">
          <draw:text-box>
            <text:p text:style-name="P13"><text:span text:style-name="T6">Формат А4</text:span></text:p>
          </draw:text-box>
        </draw:frame>
        <draw:line draw:style-name="gr3" draw:text-style-name="P1" draw:layer="layout" svg:x1="19.014cm" svg:y1="23.921cm" svg:x2="19.014cm" svg:y2="29.186cm">
          <text:p/>
        </draw:line>
      </draw:page>
      <draw:page draw:name="page4" draw:style-name="dp1" draw:master-page-name="PM1">
        <draw:line draw:style-name="gr1" draw:text-style-name="P1" draw:layer="layout" svg:x1="2cm" svg:y1="0.502cm" svg:x2="2cm" svg:y2="29.2cm">
          <text:p/>
        </draw:line>
        <draw:line draw:style-name="gr1" draw:text-style-name="P1" draw:layer="layout" svg:x1="2.021cm" svg:y1="29.2cm" svg:x2="20.5cm" svg:y2="29.2cm">
          <text:p/>
        </draw:line>
        <draw:line draw:style-name="gr1" draw:text-style-name="P1" draw:layer="layout" svg:x1="2.015cm" svg:y1="0.5cm" svg:x2="20.494cm" svg:y2="0.5cm">
          <text:p/>
        </draw:line>
        <draw:line draw:style-name="gr1" draw:text-style-name="P1" draw:layer="layout" svg:x1="20.5cm" svg:y1="0.499cm" svg:x2="20.5cm" svg:y2="29.2cm">
          <text:p/>
        </draw:line>
        <draw:polyline draw:style-name="gr2" draw:text-style-name="P1" draw:layer="layout" svg:width="21cm" svg:height="29.7cm" svg:x="0cm" svg:y="0cm" svg:viewBox="0 0 21001 29701" draw:points="0,0 0,29701 21001,29701 21001,0">
          <text:p/>
        </draw:polyline>
        <draw:line draw:style-name="gr2" draw:text-style-name="P1" draw:layer="layout" svg:x1="42cm" svg:y1="0cm" svg:x2="0.004cm" svg:y2="0cm">
          <text:p/>
        </draw:line>
        <draw:polyline draw:style-name="gr3" draw:text-style-name="P1" draw:layer="layout" svg:width="16.997cm" svg:height="5.256cm" svg:x="1.996cm" svg:y="23.918cm" svg:viewBox="0 0 16998 5257" draw:points="16998,0 0,0 0,5257">
          <text:p/>
        </draw:polyline>
        <draw:line draw:style-name="gr2" draw:text-style-name="P1" draw:layer="layout" svg:x1="19.008cm" svg:y1="25.353cm" svg:x2="7.967cm" svg:y2="25.353cm">
          <text:p/>
        </draw:line>
        <draw:line draw:style-name="gr2" draw:text-style-name="P1" draw:layer="layout" svg:x1="7.968cm" svg:y1="23.918cm" svg:x2="7.968cm" svg:y2="29.173cm">
          <text:p/>
        </draw:line>
        <draw:line draw:style-name="gr2" draw:text-style-name="P1" draw:layer="layout" svg:x1="18.994cm" svg:y1="27.741cm" svg:x2="7.968cm" svg:y2="27.741cm">
          <text:p/>
        </draw:line>
        <draw:line draw:style-name="gr2" draw:text-style-name="P1" draw:layer="layout" svg:x1="14.4cm" svg:y1="25.352cm" svg:x2="14.4cm" svg:y2="29.173cm">
          <text:p/>
        </draw:line>
        <draw:line draw:style-name="gr2" draw:text-style-name="P1" draw:layer="layout" svg:x1="14.4cm" svg:y1="25.83cm" svg:x2="19.007cm" svg:y2="25.844cm">
          <text:p/>
        </draw:line>
        <draw:line draw:style-name="gr2" draw:text-style-name="P1" draw:layer="layout" svg:x1="14.4cm" svg:y1="27.264cm" svg:x2="18.993cm" svg:y2="27.264cm">
          <text:p/>
        </draw:line>
        <draw:line draw:style-name="gr2" draw:text-style-name="P1" draw:layer="layout" svg:x1="15.778cm" svg:y1="25.352cm" svg:x2="15.778cm" svg:y2="27.262cm">
          <text:p/>
        </draw:line>
        <draw:line draw:style-name="gr2" draw:text-style-name="P1" draw:layer="layout" svg:x1="14.859cm" svg:y1="25.83cm" svg:x2="14.859cm" svg:y2="27.262cm">
          <text:p/>
        </draw:line>
        <draw:line draw:style-name="gr2" draw:text-style-name="P1" draw:layer="layout" svg:x1="15.317cm" svg:y1="25.83cm" svg:x2="15.317cm" svg:y2="27.262cm">
          <text:p/>
        </draw:line>
        <draw:line draw:style-name="gr2" draw:text-style-name="P1" draw:layer="layout" svg:x1="16.237cm" svg:y1="27.264cm" svg:x2="16.237cm" svg:y2="27.741cm">
          <text:p/>
        </draw:line>
        <draw:line draw:style-name="gr2" draw:text-style-name="P1" draw:layer="layout" svg:x1="17.386cm" svg:y1="25.352cm" svg:x2="17.386cm" svg:y2="27.262cm">
          <text:p/>
        </draw:line>
        <draw:line draw:style-name="gr2" draw:text-style-name="P1" draw:layer="layout" svg:x1="6.866cm" svg:y1="23.918cm" svg:x2="6.866cm" svg:y2="29.173cm">
          <text:p/>
        </draw:line>
        <draw:line draw:style-name="gr2" draw:text-style-name="P1" draw:layer="layout" svg:x1="5.671cm" svg:y1="23.918cm" svg:x2="5.671cm" svg:y2="29.173cm">
          <text:p/>
        </draw:line>
        <draw:line draw:style-name="gr2" draw:text-style-name="P1" draw:layer="layout" svg:x1="3.558cm" svg:y1="23.918cm" svg:x2="3.558cm" svg:y2="29.173cm">
          <text:p/>
        </draw:line>
        <draw:line draw:style-name="gr2" draw:text-style-name="P1" draw:layer="layout" svg:x1="1.996cm" svg:y1="24.397cm" svg:x2="7.967cm" svg:y2="24.397cm">
          <text:p/>
        </draw:line>
        <draw:line draw:style-name="gr2" draw:text-style-name="P1" draw:layer="layout" svg:x1="1.996cm" svg:y1="24.875cm" svg:x2="7.967cm" svg:y2="24.875cm">
          <text:p/>
        </draw:line>
        <draw:line draw:style-name="gr2" draw:text-style-name="P1" draw:layer="layout" svg:x1="1.996cm" svg:y1="25.352cm" svg:x2="7.967cm" svg:y2="25.352cm">
          <text:p/>
        </draw:line>
        <draw:line draw:style-name="gr2" draw:text-style-name="P1" draw:layer="layout" svg:x1="1.996cm" svg:y1="25.83cm" svg:x2="7.967cm" svg:y2="25.83cm">
          <text:p/>
        </draw:line>
        <draw:line draw:style-name="gr2" draw:text-style-name="P1" draw:layer="layout" svg:x1="1.996cm" svg:y1="26.309cm" svg:x2="7.967cm" svg:y2="26.309cm">
          <text:p/>
        </draw:line>
        <draw:line draw:style-name="gr2" draw:text-style-name="P1" draw:layer="layout" svg:x1="1.996cm" svg:y1="26.786cm" svg:x2="7.967cm" svg:y2="26.786cm">
          <text:p/>
        </draw:line>
        <draw:line draw:style-name="gr2" draw:text-style-name="P1" draw:layer="layout" svg:x1="1.996cm" svg:y1="27.264cm" svg:x2="7.967cm" svg:y2="27.264cm">
          <text:p/>
        </draw:line>
        <draw:line draw:style-name="gr2" draw:text-style-name="P1" draw:layer="layout" svg:x1="1.996cm" svg:y1="27.741cm" svg:x2="7.979cm" svg:y2="27.741cm">
          <text:p/>
        </draw:line>
        <draw:line draw:style-name="gr2" draw:text-style-name="P1" draw:layer="layout" svg:x1="1.996cm" svg:y1="28.22cm" svg:x2="7.967cm" svg:y2="28.22cm">
          <text:p/>
        </draw:line>
        <draw:line draw:style-name="gr2" draw:text-style-name="P1" draw:layer="layout" svg:x1="1.996cm" svg:y1="28.696cm" svg:x2="7.967cm" svg:y2="28.696cm">
          <text:p/>
        </draw:line>
        <draw:line draw:style-name="gr2" draw:text-style-name="P1" draw:layer="layout" svg:x1="2.73cm" svg:y1="23.918cm" svg:x2="2.73cm" svg:y2="26.307cm">
          <text:p/>
        </draw:line>
        <draw:frame draw:style-name="gr16" draw:text-style-name="P16" draw:layer="layout" svg:width="6.434cm" svg:height="2.405cm" svg:x="7.964cm" svg:y="25.351cm">
          <draw:text-box>
            <text:p text:style-name="P15"><text:span text:style-name="T1">Блок схема алгоритма, реализующего </text:span></text:p>
            <text:p text:style-name="P15"><text:span text:style-name="T1">программное средство </text:span></text:p>
          </draw:text-box>
        </draw:frame>
        <draw:frame draw:style-name="gr5" draw:text-style-name="P5" draw:layer="layout" svg:width="4.602cm" svg:height="1.415cm" svg:x="14.418cm" svg:y="27.745cm">
          <draw:text-box>
            <text:p text:style-name="P4"><text:span text:style-name="T3">Кафедра информатики </text:span></text:p>
            <text:p text:style-name="P4"><text:span text:style-name="T3">группа 253504</text:span></text:p>
          </draw:text-box>
        </draw:frame>
        <draw:frame draw:style-name="gr6" draw:text-style-name="P7" draw:layer="layout" svg:width="0.714cm" svg:height="0.43cm" svg:x="2.006cm" svg:y="25.844cm">
          <draw:text-box>
            <text:p text:style-name="P6"><text:span text:style-name="T3">Изм.</text:span></text:p>
          </draw:text-box>
        </draw:frame>
        <draw:frame draw:style-name="gr7" draw:text-style-name="P8" draw:layer="layout" svg:width="0.87cm" svg:height="0.676cm" svg:x="2.727cm" svg:y="25.727cm">
          <draw:text-box>
            <text:p text:style-name="P6"><text:span text:style-name="T4">Лист</text:span></text:p>
          </draw:text-box>
        </draw:frame>
        <draw:frame draw:style-name="gr8" draw:text-style-name="P7" draw:layer="layout" svg:width="2.093cm" svg:height="0.442cm" svg:x="3.569cm" svg:y="25.844cm">
          <draw:text-box>
            <text:p text:style-name="P6"><text:span text:style-name="T3">№ </text:span><text:span text:style-name="T3">докум</text:span></text:p>
          </draw:text-box>
        </draw:frame>
        <draw:frame draw:style-name="gr8" draw:text-style-name="P7" draw:layer="layout" svg:width="1.181cm" svg:height="0.442cm" svg:x="5.677cm" svg:y="25.844cm">
          <draw:text-box>
            <text:p text:style-name="P6"><text:span text:style-name="T3">Подп.</text:span></text:p>
          </draw:text-box>
        </draw:frame>
        <draw:frame draw:style-name="gr9" draw:text-style-name="P7" draw:layer="layout" svg:width="1.106cm" svg:height="0.444cm" svg:x="6.851cm" svg:y="25.856cm">
          <draw:text-box>
            <text:p text:style-name="P6"><text:span text:style-name="T3">Дата</text:span></text:p>
          </draw:text-box>
        </draw:frame>
        <draw:frame draw:style-name="gr10" draw:text-style-name="P8" draw:layer="layout" svg:width="1.382cm" svg:height="0.44cm" svg:x="14.383cm" svg:y="25.349cm">
          <draw:text-box>
            <text:p text:style-name="P6"><text:span text:style-name="T4">Дата</text:span></text:p>
          </draw:text-box>
        </draw:frame>
        <draw:frame draw:style-name="gr8" draw:text-style-name="P8" draw:layer="layout" svg:width="1.592cm" svg:height="0.442cm" svg:x="15.796cm" svg:y="25.356cm">
          <draw:text-box>
            <text:p text:style-name="P6"><text:span text:style-name="T4">Масса</text:span></text:p>
          </draw:text-box>
        </draw:frame>
        <draw:frame draw:style-name="gr11" draw:text-style-name="P8" draw:layer="layout" svg:width="1.67cm" svg:height="0.441cm" svg:x="17.38cm" svg:y="25.383cm">
          <draw:text-box>
            <text:p text:style-name="P6"><text:span text:style-name="T4">Масштаб</text:span></text:p>
          </draw:text-box>
        </draw:frame>
        <draw:frame draw:style-name="gr11" draw:text-style-name="P8" draw:layer="layout" svg:width="1.856cm" svg:height="0.441cm" svg:x="14.383cm" svg:y="27.28cm">
          <draw:text-box>
            <text:p text:style-name="P6"><text:span text:style-name="T4">Лист 3</text:span></text:p>
          </draw:text-box>
        </draw:frame>
        <draw:frame draw:style-name="gr11" draw:text-style-name="P8" draw:layer="layout" svg:width="2.787cm" svg:height="0.441cm" svg:x="16.221cm" svg:y="27.263cm">
          <draw:text-box>
            <text:p text:style-name="P6"><text:span text:style-name="T4">Листов 3</text:span></text:p>
          </draw:text-box>
        </draw:frame>
        <draw:frame draw:style-name="gr12" draw:text-style-name="P10" draw:layer="layout" svg:width="11.065cm" svg:height="1.413cm" svg:x="7.959cm" svg:y="23.93cm">
          <draw:text-box>
            <text:p text:style-name="P9"><text:span text:style-name="T5">ГУИР.400401.007.02</text:span></text:p>
          </draw:text-box>
        </draw:frame>
        <draw:frame draw:style-name="gr8" draw:text-style-name="P12" draw:layer="layout" svg:width="1.454cm" svg:height="0.442cm" svg:x="2.072cm" svg:y="26.333cm">
          <draw:text-box>
            <text:p text:style-name="P11"><text:span text:style-name="T3">Разраб.</text:span></text:p>
          </draw:text-box>
        </draw:frame>
        <draw:frame draw:style-name="gr8" draw:text-style-name="P12" draw:layer="layout" svg:width="2.079cm" svg:height="0.442cm" svg:x="3.675cm" svg:y="26.333cm">
          <draw:text-box>
            <text:p text:style-name="P11"><text:span text:style-name="T3">Дмитрук</text:span></text:p>
          </draw:text-box>
        </draw:frame>
        <draw:frame draw:style-name="gr13" draw:text-style-name="P12" draw:layer="layout" svg:width="1.455cm" svg:height="0.443cm" svg:x="2.065cm" svg:y="26.811cm">
          <draw:text-box>
            <text:p text:style-name="P11"><text:span text:style-name="T3">Пров.</text:span></text:p>
          </draw:text-box>
        </draw:frame>
        <draw:frame draw:style-name="gr13" draw:text-style-name="P12" draw:layer="layout" svg:width="1.452cm" svg:height="0.443cm" svg:x="2.068cm" svg:y="27.277cm">
          <draw:text-box>
            <text:p text:style-name="P11"><text:span text:style-name="T3">Рец.</text:span></text:p>
          </draw:text-box>
        </draw:frame>
        <draw:frame draw:style-name="gr9" draw:text-style-name="P12" draw:layer="layout" svg:width="1.454cm" svg:height="0.444cm" svg:x="2.058cm" svg:y="27.746cm">
          <draw:text-box>
            <text:p text:style-name="P11"><text:span text:style-name="T3">Н.контр.</text:span></text:p>
          </draw:text-box>
        </draw:frame>
        <draw:frame draw:style-name="gr10" draw:text-style-name="P12" draw:layer="layout" svg:width="1.454cm" svg:height="0.44cm" svg:x="2.058cm" svg:y="28.234cm">
          <draw:text-box>
            <text:p text:style-name="P11"><text:span text:style-name="T3">Утв.</text:span></text:p>
          </draw:text-box>
        </draw:frame>
        <draw:frame draw:style-name="gr13" draw:text-style-name="P12" draw:layer="layout" svg:width="2.08cm" svg:height="0.443cm" svg:x="3.64cm" svg:y="26.789cm">
          <draw:text-box>
            <text:p text:style-name="P11"><text:span text:style-name="T3">Калиновская</text:span></text:p>
          </draw:text-box>
        </draw:frame>
        <draw:frame draw:style-name="gr8" draw:text-style-name="P12" draw:layer="layout" svg:width="2.081cm" svg:height="0.442cm" svg:x="3.686cm" svg:y="27.766cm">
          <draw:text-box>
            <text:p text:style-name="P11"><text:span text:style-name="T3">Калиновская</text:span></text:p>
          </draw:text-box>
        </draw:frame>
        <draw:frame draw:style-name="gr11" draw:text-style-name="P12" draw:layer="layout" svg:width="2.079cm" svg:height="0.441cm" svg:x="3.682cm" svg:y="28.224cm">
          <draw:text-box>
            <text:p text:style-name="P11"><text:span text:style-name="T3">Марков</text:span></text:p>
          </draw:text-box>
        </draw:frame>
        <draw:frame draw:style-name="gr8" draw:text-style-name="P14" draw:layer="layout" svg:width="1.789cm" svg:height="0.442cm" svg:x="17.211cm" svg:y="29.258cm">
          <draw:text-box>
            <text:p text:style-name="P13"><text:span text:style-name="T6">Формат А4</text:span></text:p>
          </draw:text-box>
        </draw:frame>
        <draw:line draw:style-name="gr3" draw:text-style-name="P1" draw:layer="layout" svg:x1="19.014cm" svg:y1="23.921cm" svg:x2="19.014cm" svg:y2="29.186cm">
          <text:p/>
        </draw:line>
      </draw:page>
      <draw:page draw:name="page5" draw:style-name="dp1" draw:master-page-name="PM1">
        <draw:line draw:style-name="gr1" draw:text-style-name="P1" draw:layer="layout" svg:x1="2cm" svg:y1="0.502cm" svg:x2="2cm" svg:y2="29.2cm">
          <text:p/>
        </draw:line>
        <draw:line draw:style-name="gr1" draw:text-style-name="P1" draw:layer="layout" svg:x1="2.021cm" svg:y1="29.2cm" svg:x2="20.5cm" svg:y2="29.2cm">
          <text:p/>
        </draw:line>
        <draw:line draw:style-name="gr1" draw:text-style-name="P1" draw:layer="layout" svg:x1="2.015cm" svg:y1="0.5cm" svg:x2="20.494cm" svg:y2="0.5cm">
          <text:p/>
        </draw:line>
        <draw:line draw:style-name="gr1" draw:text-style-name="P1" draw:layer="layout" svg:x1="20.5cm" svg:y1="0.499cm" svg:x2="20.5cm" svg:y2="29.2cm">
          <text:p/>
        </draw:line>
        <draw:polyline draw:style-name="gr2" draw:text-style-name="P1" draw:layer="layout" svg:width="21cm" svg:height="29.7cm" svg:x="0cm" svg:y="0cm" svg:viewBox="0 0 21001 29701" draw:points="0,0 0,29701 21001,29701 21001,0">
          <text:p/>
        </draw:polyline>
        <draw:line draw:style-name="gr2" draw:text-style-name="P1" draw:layer="layout" svg:x1="42cm" svg:y1="0cm" svg:x2="0.004cm" svg:y2="0cm">
          <text:p/>
        </draw:line>
        <draw:polyline draw:style-name="gr3" draw:text-style-name="P1" draw:layer="layout" svg:width="16.997cm" svg:height="5.256cm" svg:x="1.996cm" svg:y="23.918cm" svg:viewBox="0 0 16998 5257" draw:points="16998,0 0,0 0,5257">
          <text:p/>
        </draw:polyline>
        <draw:line draw:style-name="gr2" draw:text-style-name="P1" draw:layer="layout" svg:x1="19.008cm" svg:y1="25.353cm" svg:x2="7.967cm" svg:y2="25.353cm">
          <text:p/>
        </draw:line>
        <draw:line draw:style-name="gr2" draw:text-style-name="P1" draw:layer="layout" svg:x1="7.968cm" svg:y1="23.918cm" svg:x2="7.968cm" svg:y2="29.173cm">
          <text:p/>
        </draw:line>
        <draw:line draw:style-name="gr2" draw:text-style-name="P1" draw:layer="layout" svg:x1="18.994cm" svg:y1="27.741cm" svg:x2="7.968cm" svg:y2="27.741cm">
          <text:p/>
        </draw:line>
        <draw:line draw:style-name="gr2" draw:text-style-name="P1" draw:layer="layout" svg:x1="14.4cm" svg:y1="25.352cm" svg:x2="14.4cm" svg:y2="29.173cm">
          <text:p/>
        </draw:line>
        <draw:line draw:style-name="gr2" draw:text-style-name="P1" draw:layer="layout" svg:x1="14.4cm" svg:y1="25.83cm" svg:x2="19.007cm" svg:y2="25.844cm">
          <text:p/>
        </draw:line>
        <draw:line draw:style-name="gr2" draw:text-style-name="P1" draw:layer="layout" svg:x1="14.4cm" svg:y1="27.264cm" svg:x2="18.993cm" svg:y2="27.264cm">
          <text:p/>
        </draw:line>
        <draw:line draw:style-name="gr2" draw:text-style-name="P1" draw:layer="layout" svg:x1="15.778cm" svg:y1="25.352cm" svg:x2="15.778cm" svg:y2="27.262cm">
          <text:p/>
        </draw:line>
        <draw:line draw:style-name="gr2" draw:text-style-name="P1" draw:layer="layout" svg:x1="14.859cm" svg:y1="25.83cm" svg:x2="14.859cm" svg:y2="27.262cm">
          <text:p/>
        </draw:line>
        <draw:line draw:style-name="gr2" draw:text-style-name="P1" draw:layer="layout" svg:x1="15.317cm" svg:y1="25.83cm" svg:x2="15.317cm" svg:y2="27.262cm">
          <text:p/>
        </draw:line>
        <draw:line draw:style-name="gr2" draw:text-style-name="P1" draw:layer="layout" svg:x1="16.237cm" svg:y1="27.264cm" svg:x2="16.237cm" svg:y2="27.741cm">
          <text:p/>
        </draw:line>
        <draw:line draw:style-name="gr2" draw:text-style-name="P1" draw:layer="layout" svg:x1="17.386cm" svg:y1="25.352cm" svg:x2="17.386cm" svg:y2="27.262cm">
          <text:p/>
        </draw:line>
        <draw:line draw:style-name="gr2" draw:text-style-name="P1" draw:layer="layout" svg:x1="6.866cm" svg:y1="23.918cm" svg:x2="6.866cm" svg:y2="29.173cm">
          <text:p/>
        </draw:line>
        <draw:line draw:style-name="gr2" draw:text-style-name="P1" draw:layer="layout" svg:x1="5.671cm" svg:y1="23.918cm" svg:x2="5.671cm" svg:y2="29.173cm">
          <text:p/>
        </draw:line>
        <draw:line draw:style-name="gr2" draw:text-style-name="P1" draw:layer="layout" svg:x1="3.558cm" svg:y1="23.918cm" svg:x2="3.558cm" svg:y2="29.173cm">
          <text:p/>
        </draw:line>
        <draw:line draw:style-name="gr2" draw:text-style-name="P1" draw:layer="layout" svg:x1="1.996cm" svg:y1="24.397cm" svg:x2="7.967cm" svg:y2="24.397cm">
          <text:p/>
        </draw:line>
        <draw:line draw:style-name="gr2" draw:text-style-name="P1" draw:layer="layout" svg:x1="1.996cm" svg:y1="24.875cm" svg:x2="7.967cm" svg:y2="24.875cm">
          <text:p/>
        </draw:line>
        <draw:line draw:style-name="gr2" draw:text-style-name="P1" draw:layer="layout" svg:x1="1.996cm" svg:y1="25.352cm" svg:x2="7.967cm" svg:y2="25.352cm">
          <text:p/>
        </draw:line>
        <draw:line draw:style-name="gr2" draw:text-style-name="P1" draw:layer="layout" svg:x1="1.996cm" svg:y1="25.83cm" svg:x2="7.967cm" svg:y2="25.83cm">
          <text:p/>
        </draw:line>
        <draw:line draw:style-name="gr2" draw:text-style-name="P1" draw:layer="layout" svg:x1="1.996cm" svg:y1="26.309cm" svg:x2="7.967cm" svg:y2="26.309cm">
          <text:p/>
        </draw:line>
        <draw:line draw:style-name="gr2" draw:text-style-name="P1" draw:layer="layout" svg:x1="1.996cm" svg:y1="26.786cm" svg:x2="7.967cm" svg:y2="26.786cm">
          <text:p/>
        </draw:line>
        <draw:line draw:style-name="gr2" draw:text-style-name="P1" draw:layer="layout" svg:x1="1.996cm" svg:y1="27.264cm" svg:x2="7.967cm" svg:y2="27.264cm">
          <text:p/>
        </draw:line>
        <draw:line draw:style-name="gr2" draw:text-style-name="P1" draw:layer="layout" svg:x1="1.996cm" svg:y1="27.741cm" svg:x2="7.979cm" svg:y2="27.741cm">
          <text:p/>
        </draw:line>
        <draw:line draw:style-name="gr2" draw:text-style-name="P1" draw:layer="layout" svg:x1="1.996cm" svg:y1="28.22cm" svg:x2="7.967cm" svg:y2="28.22cm">
          <text:p/>
        </draw:line>
        <draw:line draw:style-name="gr2" draw:text-style-name="P1" draw:layer="layout" svg:x1="1.996cm" svg:y1="28.696cm" svg:x2="7.967cm" svg:y2="28.696cm">
          <text:p/>
        </draw:line>
        <draw:line draw:style-name="gr2" draw:text-style-name="P1" draw:layer="layout" svg:x1="2.73cm" svg:y1="23.918cm" svg:x2="2.73cm" svg:y2="26.307cm">
          <text:p/>
        </draw:line>
        <draw:frame draw:style-name="gr17" draw:text-style-name="P18" draw:layer="layout" svg:width="6.434cm" svg:height="2.405cm" svg:x="7.964cm" svg:y="25.351cm">
          <draw:text-box>
            <text:p text:style-name="P17"><text:span text:style-name="T7">Графический интерфейс пользователя</text:span></text:p>
          </draw:text-box>
        </draw:frame>
        <draw:frame draw:style-name="gr5" draw:text-style-name="P5" draw:layer="layout" svg:width="4.602cm" svg:height="1.415cm" svg:x="14.418cm" svg:y="27.745cm">
          <draw:text-box>
            <text:p text:style-name="P4"><text:span text:style-name="T3">Кафедра информатики </text:span></text:p>
            <text:p text:style-name="P4"><text:span text:style-name="T3">группа 253504</text:span></text:p>
          </draw:text-box>
        </draw:frame>
        <draw:frame draw:style-name="gr6" draw:text-style-name="P7" draw:layer="layout" svg:width="0.714cm" svg:height="0.43cm" svg:x="2.006cm" svg:y="25.844cm">
          <draw:text-box>
            <text:p text:style-name="P6"><text:span text:style-name="T3">Изм.</text:span></text:p>
          </draw:text-box>
        </draw:frame>
        <draw:frame draw:style-name="gr7" draw:text-style-name="P8" draw:layer="layout" svg:width="0.87cm" svg:height="0.676cm" svg:x="2.727cm" svg:y="25.727cm">
          <draw:text-box>
            <text:p text:style-name="P6"><text:span text:style-name="T4">Лист</text:span></text:p>
          </draw:text-box>
        </draw:frame>
        <draw:frame draw:style-name="gr8" draw:text-style-name="P7" draw:layer="layout" svg:width="2.093cm" svg:height="0.442cm" svg:x="3.569cm" svg:y="25.844cm">
          <draw:text-box>
            <text:p text:style-name="P6"><text:span text:style-name="T3">№ </text:span><text:span text:style-name="T3">докум</text:span></text:p>
          </draw:text-box>
        </draw:frame>
        <draw:frame draw:style-name="gr8" draw:text-style-name="P7" draw:layer="layout" svg:width="1.181cm" svg:height="0.442cm" svg:x="5.677cm" svg:y="25.844cm">
          <draw:text-box>
            <text:p text:style-name="P6"><text:span text:style-name="T3">Подп.</text:span></text:p>
          </draw:text-box>
        </draw:frame>
        <draw:frame draw:style-name="gr9" draw:text-style-name="P7" draw:layer="layout" svg:width="1.106cm" svg:height="0.444cm" svg:x="6.851cm" svg:y="25.856cm">
          <draw:text-box>
            <text:p text:style-name="P6"><text:span text:style-name="T3">Дата</text:span></text:p>
          </draw:text-box>
        </draw:frame>
        <draw:frame draw:style-name="gr10" draw:text-style-name="P8" draw:layer="layout" svg:width="1.382cm" svg:height="0.44cm" svg:x="14.383cm" svg:y="25.349cm">
          <draw:text-box>
            <text:p text:style-name="P6"><text:span text:style-name="T4">Дата</text:span></text:p>
          </draw:text-box>
        </draw:frame>
        <draw:frame draw:style-name="gr8" draw:text-style-name="P8" draw:layer="layout" svg:width="1.592cm" svg:height="0.442cm" svg:x="15.796cm" svg:y="25.356cm">
          <draw:text-box>
            <text:p text:style-name="P6"><text:span text:style-name="T4">Масса</text:span></text:p>
          </draw:text-box>
        </draw:frame>
        <draw:frame draw:style-name="gr11" draw:text-style-name="P8" draw:layer="layout" svg:width="1.67cm" svg:height="0.441cm" svg:x="17.38cm" svg:y="25.383cm">
          <draw:text-box>
            <text:p text:style-name="P6"><text:span text:style-name="T4">Масштаб</text:span></text:p>
          </draw:text-box>
        </draw:frame>
        <draw:frame draw:style-name="gr11" draw:text-style-name="P8" draw:layer="layout" svg:width="1.856cm" svg:height="0.441cm" svg:x="14.383cm" svg:y="27.28cm">
          <draw:text-box>
            <text:p text:style-name="P6"><text:span text:style-name="T4">Лист 1</text:span></text:p>
          </draw:text-box>
        </draw:frame>
        <draw:frame draw:style-name="gr11" draw:text-style-name="P8" draw:layer="layout" svg:width="2.787cm" svg:height="0.441cm" svg:x="16.221cm" svg:y="27.263cm">
          <draw:text-box>
            <text:p text:style-name="P6"><text:span text:style-name="T4">Листов 3</text:span></text:p>
          </draw:text-box>
        </draw:frame>
        <draw:frame draw:style-name="gr12" draw:text-style-name="P10" draw:layer="layout" svg:width="11.065cm" svg:height="1.413cm" svg:x="7.959cm" svg:y="23.93cm">
          <draw:text-box>
            <text:p text:style-name="P9"><text:span text:style-name="T5">ГУИР.400401.018.007 ПЛ</text:span></text:p>
          </draw:text-box>
        </draw:frame>
        <draw:frame draw:style-name="gr8" draw:text-style-name="P12" draw:layer="layout" svg:width="1.454cm" svg:height="0.442cm" svg:x="2.072cm" svg:y="26.333cm">
          <draw:text-box>
            <text:p text:style-name="P11"><text:span text:style-name="T3">Разраб.</text:span></text:p>
          </draw:text-box>
        </draw:frame>
        <draw:frame draw:style-name="gr8" draw:text-style-name="P12" draw:layer="layout" svg:width="2.079cm" svg:height="0.442cm" svg:x="3.675cm" svg:y="26.333cm">
          <draw:text-box>
            <text:p text:style-name="P11"><text:span text:style-name="T3">Дмитрук</text:span></text:p>
          </draw:text-box>
        </draw:frame>
        <draw:frame draw:style-name="gr13" draw:text-style-name="P12" draw:layer="layout" svg:width="1.455cm" svg:height="0.443cm" svg:x="2.065cm" svg:y="26.811cm">
          <draw:text-box>
            <text:p text:style-name="P11"><text:span text:style-name="T3">Пров.</text:span></text:p>
          </draw:text-box>
        </draw:frame>
        <draw:frame draw:style-name="gr13" draw:text-style-name="P12" draw:layer="layout" svg:width="1.452cm" svg:height="0.443cm" svg:x="2.068cm" svg:y="27.277cm">
          <draw:text-box>
            <text:p text:style-name="P11"><text:span text:style-name="T3">Рец.</text:span></text:p>
          </draw:text-box>
        </draw:frame>
        <draw:frame draw:style-name="gr9" draw:text-style-name="P12" draw:layer="layout" svg:width="1.454cm" svg:height="0.444cm" svg:x="2.058cm" svg:y="27.746cm">
          <draw:text-box>
            <text:p text:style-name="P11"><text:span text:style-name="T3">Н.контр.</text:span></text:p>
          </draw:text-box>
        </draw:frame>
        <draw:frame draw:style-name="gr10" draw:text-style-name="P12" draw:layer="layout" svg:width="1.454cm" svg:height="0.44cm" svg:x="2.058cm" svg:y="28.234cm">
          <draw:text-box>
            <text:p text:style-name="P11"><text:span text:style-name="T3">Утв.</text:span></text:p>
          </draw:text-box>
        </draw:frame>
        <draw:frame draw:style-name="gr13" draw:text-style-name="P12" draw:layer="layout" svg:width="2.08cm" svg:height="0.443cm" svg:x="3.64cm" svg:y="26.789cm">
          <draw:text-box>
            <text:p text:style-name="P11"><text:span text:style-name="T3">Калиновская</text:span></text:p>
          </draw:text-box>
        </draw:frame>
        <draw:frame draw:style-name="gr8" draw:text-style-name="P12" draw:layer="layout" svg:width="2.081cm" svg:height="0.442cm" svg:x="3.686cm" svg:y="27.766cm">
          <draw:text-box>
            <text:p text:style-name="P11"><text:span text:style-name="T3">Калиновская</text:span></text:p>
          </draw:text-box>
        </draw:frame>
        <draw:frame draw:style-name="gr11" draw:text-style-name="P12" draw:layer="layout" svg:width="2.079cm" svg:height="0.441cm" svg:x="3.682cm" svg:y="28.224cm">
          <draw:text-box>
            <text:p text:style-name="P11"><text:span text:style-name="T3">Марков</text:span></text:p>
          </draw:text-box>
        </draw:frame>
        <draw:frame draw:style-name="gr8" draw:text-style-name="P14" draw:layer="layout" svg:width="1.789cm" svg:height="0.442cm" svg:x="17.211cm" svg:y="29.258cm">
          <draw:text-box>
            <text:p text:style-name="P13"><text:span text:style-name="T6">Формат А4</text:span></text:p>
          </draw:text-box>
        </draw:frame>
        <draw:line draw:style-name="gr3" draw:text-style-name="P1" draw:layer="layout" svg:x1="19.014cm" svg:y1="23.921cm" svg:x2="19.014cm" svg:y2="29.186cm">
          <text:p/>
        </draw:line>
      </draw:page>
      <draw:page draw:name="page6" draw:style-name="dp1" draw:master-page-name="PM1">
        <draw:line draw:style-name="gr1" draw:text-style-name="P1" draw:layer="layout" svg:x1="2cm" svg:y1="0.502cm" svg:x2="2cm" svg:y2="29.2cm">
          <text:p/>
        </draw:line>
        <draw:line draw:style-name="gr1" draw:text-style-name="P1" draw:layer="layout" svg:x1="2.021cm" svg:y1="29.2cm" svg:x2="20.5cm" svg:y2="29.2cm">
          <text:p/>
        </draw:line>
        <draw:line draw:style-name="gr1" draw:text-style-name="P1" draw:layer="layout" svg:x1="2.015cm" svg:y1="0.5cm" svg:x2="20.494cm" svg:y2="0.5cm">
          <text:p/>
        </draw:line>
        <draw:line draw:style-name="gr1" draw:text-style-name="P1" draw:layer="layout" svg:x1="20.5cm" svg:y1="0.499cm" svg:x2="20.5cm" svg:y2="29.2cm">
          <text:p/>
        </draw:line>
        <draw:polyline draw:style-name="gr2" draw:text-style-name="P1" draw:layer="layout" svg:width="21cm" svg:height="29.7cm" svg:x="0cm" svg:y="0cm" svg:viewBox="0 0 21001 29701" draw:points="0,0 0,29701 21001,29701 21001,0">
          <text:p/>
        </draw:polyline>
        <draw:line draw:style-name="gr2" draw:text-style-name="P1" draw:layer="layout" svg:x1="42cm" svg:y1="0cm" svg:x2="0.004cm" svg:y2="0cm">
          <text:p/>
        </draw:line>
        <draw:polyline draw:style-name="gr3" draw:text-style-name="P1" draw:layer="layout" svg:width="16.997cm" svg:height="5.256cm" svg:x="1.996cm" svg:y="23.918cm" svg:viewBox="0 0 16998 5257" draw:points="16998,0 0,0 0,5257">
          <text:p/>
        </draw:polyline>
        <draw:line draw:style-name="gr2" draw:text-style-name="P1" draw:layer="layout" svg:x1="19.008cm" svg:y1="25.353cm" svg:x2="7.967cm" svg:y2="25.353cm">
          <text:p/>
        </draw:line>
        <draw:line draw:style-name="gr2" draw:text-style-name="P1" draw:layer="layout" svg:x1="7.968cm" svg:y1="23.918cm" svg:x2="7.968cm" svg:y2="29.173cm">
          <text:p/>
        </draw:line>
        <draw:line draw:style-name="gr2" draw:text-style-name="P1" draw:layer="layout" svg:x1="18.994cm" svg:y1="27.741cm" svg:x2="7.968cm" svg:y2="27.741cm">
          <text:p/>
        </draw:line>
        <draw:line draw:style-name="gr2" draw:text-style-name="P1" draw:layer="layout" svg:x1="14.4cm" svg:y1="25.352cm" svg:x2="14.4cm" svg:y2="29.173cm">
          <text:p/>
        </draw:line>
        <draw:line draw:style-name="gr2" draw:text-style-name="P1" draw:layer="layout" svg:x1="14.4cm" svg:y1="25.83cm" svg:x2="19.007cm" svg:y2="25.844cm">
          <text:p/>
        </draw:line>
        <draw:line draw:style-name="gr2" draw:text-style-name="P1" draw:layer="layout" svg:x1="14.4cm" svg:y1="27.264cm" svg:x2="18.993cm" svg:y2="27.264cm">
          <text:p/>
        </draw:line>
        <draw:line draw:style-name="gr2" draw:text-style-name="P1" draw:layer="layout" svg:x1="15.778cm" svg:y1="25.352cm" svg:x2="15.778cm" svg:y2="27.262cm">
          <text:p/>
        </draw:line>
        <draw:line draw:style-name="gr2" draw:text-style-name="P1" draw:layer="layout" svg:x1="14.859cm" svg:y1="25.83cm" svg:x2="14.859cm" svg:y2="27.262cm">
          <text:p/>
        </draw:line>
        <draw:line draw:style-name="gr2" draw:text-style-name="P1" draw:layer="layout" svg:x1="15.317cm" svg:y1="25.83cm" svg:x2="15.317cm" svg:y2="27.262cm">
          <text:p/>
        </draw:line>
        <draw:line draw:style-name="gr2" draw:text-style-name="P1" draw:layer="layout" svg:x1="16.237cm" svg:y1="27.264cm" svg:x2="16.237cm" svg:y2="27.741cm">
          <text:p/>
        </draw:line>
        <draw:line draw:style-name="gr2" draw:text-style-name="P1" draw:layer="layout" svg:x1="17.386cm" svg:y1="25.352cm" svg:x2="17.386cm" svg:y2="27.262cm">
          <text:p/>
        </draw:line>
        <draw:line draw:style-name="gr2" draw:text-style-name="P1" draw:layer="layout" svg:x1="6.866cm" svg:y1="23.918cm" svg:x2="6.866cm" svg:y2="29.173cm">
          <text:p/>
        </draw:line>
        <draw:line draw:style-name="gr2" draw:text-style-name="P1" draw:layer="layout" svg:x1="5.671cm" svg:y1="23.918cm" svg:x2="5.671cm" svg:y2="29.173cm">
          <text:p/>
        </draw:line>
        <draw:line draw:style-name="gr2" draw:text-style-name="P1" draw:layer="layout" svg:x1="3.558cm" svg:y1="23.918cm" svg:x2="3.558cm" svg:y2="29.173cm">
          <text:p/>
        </draw:line>
        <draw:line draw:style-name="gr2" draw:text-style-name="P1" draw:layer="layout" svg:x1="1.996cm" svg:y1="24.397cm" svg:x2="7.967cm" svg:y2="24.397cm">
          <text:p/>
        </draw:line>
        <draw:line draw:style-name="gr2" draw:text-style-name="P1" draw:layer="layout" svg:x1="1.996cm" svg:y1="24.875cm" svg:x2="7.967cm" svg:y2="24.875cm">
          <text:p/>
        </draw:line>
        <draw:line draw:style-name="gr2" draw:text-style-name="P1" draw:layer="layout" svg:x1="1.996cm" svg:y1="25.352cm" svg:x2="7.967cm" svg:y2="25.352cm">
          <text:p/>
        </draw:line>
        <draw:line draw:style-name="gr2" draw:text-style-name="P1" draw:layer="layout" svg:x1="1.996cm" svg:y1="25.83cm" svg:x2="7.967cm" svg:y2="25.83cm">
          <text:p/>
        </draw:line>
        <draw:line draw:style-name="gr2" draw:text-style-name="P1" draw:layer="layout" svg:x1="1.996cm" svg:y1="26.309cm" svg:x2="7.967cm" svg:y2="26.309cm">
          <text:p/>
        </draw:line>
        <draw:line draw:style-name="gr2" draw:text-style-name="P1" draw:layer="layout" svg:x1="1.996cm" svg:y1="26.786cm" svg:x2="7.967cm" svg:y2="26.786cm">
          <text:p/>
        </draw:line>
        <draw:line draw:style-name="gr2" draw:text-style-name="P1" draw:layer="layout" svg:x1="1.996cm" svg:y1="27.264cm" svg:x2="7.967cm" svg:y2="27.264cm">
          <text:p/>
        </draw:line>
        <draw:line draw:style-name="gr2" draw:text-style-name="P1" draw:layer="layout" svg:x1="1.996cm" svg:y1="27.741cm" svg:x2="7.979cm" svg:y2="27.741cm">
          <text:p/>
        </draw:line>
        <draw:line draw:style-name="gr2" draw:text-style-name="P1" draw:layer="layout" svg:x1="1.996cm" svg:y1="28.22cm" svg:x2="7.967cm" svg:y2="28.22cm">
          <text:p/>
        </draw:line>
        <draw:line draw:style-name="gr2" draw:text-style-name="P1" draw:layer="layout" svg:x1="1.996cm" svg:y1="28.696cm" svg:x2="7.967cm" svg:y2="28.696cm">
          <text:p/>
        </draw:line>
        <draw:line draw:style-name="gr2" draw:text-style-name="P1" draw:layer="layout" svg:x1="2.73cm" svg:y1="23.918cm" svg:x2="2.73cm" svg:y2="26.307cm">
          <text:p/>
        </draw:line>
        <draw:frame draw:style-name="gr18" draw:text-style-name="P18" draw:layer="layout" svg:width="6.434cm" svg:height="2.405cm" svg:x="7.964cm" svg:y="25.351cm">
          <draw:text-box>
            <text:p text:style-name="P17"><text:span text:style-name="T7">Графический интерфейс пользователя</text:span></text:p>
          </draw:text-box>
        </draw:frame>
        <draw:frame draw:style-name="gr5" draw:text-style-name="P5" draw:layer="layout" svg:width="4.602cm" svg:height="1.415cm" svg:x="14.418cm" svg:y="27.745cm">
          <draw:text-box>
            <text:p text:style-name="P4"><text:span text:style-name="T3">Кафедра информатики </text:span></text:p>
            <text:p text:style-name="P4"><text:span text:style-name="T3">группа 253504</text:span></text:p>
          </draw:text-box>
        </draw:frame>
        <draw:frame draw:style-name="gr6" draw:text-style-name="P7" draw:layer="layout" svg:width="0.714cm" svg:height="0.43cm" svg:x="2.006cm" svg:y="25.844cm">
          <draw:text-box>
            <text:p text:style-name="P6"><text:span text:style-name="T3">Изм.</text:span></text:p>
          </draw:text-box>
        </draw:frame>
        <draw:frame draw:style-name="gr7" draw:text-style-name="P8" draw:layer="layout" svg:width="0.87cm" svg:height="0.676cm" svg:x="2.727cm" svg:y="25.727cm">
          <draw:text-box>
            <text:p text:style-name="P6"><text:span text:style-name="T4">Лист</text:span></text:p>
          </draw:text-box>
        </draw:frame>
        <draw:frame draw:style-name="gr8" draw:text-style-name="P7" draw:layer="layout" svg:width="2.093cm" svg:height="0.442cm" svg:x="3.569cm" svg:y="25.844cm">
          <draw:text-box>
            <text:p text:style-name="P6"><text:span text:style-name="T3">№ </text:span><text:span text:style-name="T3">докум</text:span></text:p>
          </draw:text-box>
        </draw:frame>
        <draw:frame draw:style-name="gr8" draw:text-style-name="P7" draw:layer="layout" svg:width="1.181cm" svg:height="0.442cm" svg:x="5.677cm" svg:y="25.844cm">
          <draw:text-box>
            <text:p text:style-name="P6"><text:span text:style-name="T3">Подп.</text:span></text:p>
          </draw:text-box>
        </draw:frame>
        <draw:frame draw:style-name="gr9" draw:text-style-name="P7" draw:layer="layout" svg:width="1.106cm" svg:height="0.444cm" svg:x="6.851cm" svg:y="25.856cm">
          <draw:text-box>
            <text:p text:style-name="P6"><text:span text:style-name="T3">Дата</text:span></text:p>
          </draw:text-box>
        </draw:frame>
        <draw:frame draw:style-name="gr10" draw:text-style-name="P8" draw:layer="layout" svg:width="1.382cm" svg:height="0.44cm" svg:x="14.383cm" svg:y="25.349cm">
          <draw:text-box>
            <text:p text:style-name="P6"><text:span text:style-name="T4">Дата</text:span></text:p>
          </draw:text-box>
        </draw:frame>
        <draw:frame draw:style-name="gr8" draw:text-style-name="P8" draw:layer="layout" svg:width="1.592cm" svg:height="0.442cm" svg:x="15.796cm" svg:y="25.356cm">
          <draw:text-box>
            <text:p text:style-name="P6"><text:span text:style-name="T4">Масса</text:span></text:p>
          </draw:text-box>
        </draw:frame>
        <draw:frame draw:style-name="gr11" draw:text-style-name="P8" draw:layer="layout" svg:width="1.67cm" svg:height="0.441cm" svg:x="17.38cm" svg:y="25.383cm">
          <draw:text-box>
            <text:p text:style-name="P6"><text:span text:style-name="T4">Масштаб</text:span></text:p>
          </draw:text-box>
        </draw:frame>
        <draw:frame draw:style-name="gr11" draw:text-style-name="P8" draw:layer="layout" svg:width="1.856cm" svg:height="0.441cm" svg:x="14.383cm" svg:y="27.28cm">
          <draw:text-box>
            <text:p text:style-name="P6"><text:span text:style-name="T4">Лист 2</text:span></text:p>
          </draw:text-box>
        </draw:frame>
        <draw:frame draw:style-name="gr11" draw:text-style-name="P8" draw:layer="layout" svg:width="2.787cm" svg:height="0.441cm" svg:x="16.221cm" svg:y="27.263cm">
          <draw:text-box>
            <text:p text:style-name="P6"><text:span text:style-name="T4">Листов 3</text:span></text:p>
          </draw:text-box>
        </draw:frame>
        <draw:frame draw:style-name="gr12" draw:text-style-name="P10" draw:layer="layout" svg:width="11.065cm" svg:height="1.413cm" svg:x="7.959cm" svg:y="23.93cm">
          <draw:text-box>
            <text:p text:style-name="P9"><text:span text:style-name="T5">ГУИР.400401.018.007 ПЛ</text:span></text:p>
          </draw:text-box>
        </draw:frame>
        <draw:frame draw:style-name="gr8" draw:text-style-name="P12" draw:layer="layout" svg:width="1.454cm" svg:height="0.442cm" svg:x="2.072cm" svg:y="26.333cm">
          <draw:text-box>
            <text:p text:style-name="P11"><text:span text:style-name="T3">Разраб.</text:span></text:p>
          </draw:text-box>
        </draw:frame>
        <draw:frame draw:style-name="gr8" draw:text-style-name="P12" draw:layer="layout" svg:width="2.079cm" svg:height="0.442cm" svg:x="3.675cm" svg:y="26.333cm">
          <draw:text-box>
            <text:p text:style-name="P11"><text:span text:style-name="T3">Дмитрук</text:span></text:p>
          </draw:text-box>
        </draw:frame>
        <draw:frame draw:style-name="gr13" draw:text-style-name="P12" draw:layer="layout" svg:width="1.455cm" svg:height="0.443cm" svg:x="2.065cm" svg:y="26.811cm">
          <draw:text-box>
            <text:p text:style-name="P11"><text:span text:style-name="T3">Пров.</text:span></text:p>
          </draw:text-box>
        </draw:frame>
        <draw:frame draw:style-name="gr13" draw:text-style-name="P12" draw:layer="layout" svg:width="1.452cm" svg:height="0.443cm" svg:x="2.068cm" svg:y="27.277cm">
          <draw:text-box>
            <text:p text:style-name="P11"><text:span text:style-name="T3">Рец.</text:span></text:p>
          </draw:text-box>
        </draw:frame>
        <draw:frame draw:style-name="gr9" draw:text-style-name="P12" draw:layer="layout" svg:width="1.454cm" svg:height="0.444cm" svg:x="2.058cm" svg:y="27.746cm">
          <draw:text-box>
            <text:p text:style-name="P11"><text:span text:style-name="T3">Н.контр.</text:span></text:p>
          </draw:text-box>
        </draw:frame>
        <draw:frame draw:style-name="gr10" draw:text-style-name="P12" draw:layer="layout" svg:width="1.454cm" svg:height="0.44cm" svg:x="2.058cm" svg:y="28.234cm">
          <draw:text-box>
            <text:p text:style-name="P11"><text:span text:style-name="T3">Утв.</text:span></text:p>
          </draw:text-box>
        </draw:frame>
        <draw:frame draw:style-name="gr13" draw:text-style-name="P12" draw:layer="layout" svg:width="2.08cm" svg:height="0.443cm" svg:x="3.64cm" svg:y="26.789cm">
          <draw:text-box>
            <text:p text:style-name="P11"><text:span text:style-name="T3">Калиновская</text:span></text:p>
          </draw:text-box>
        </draw:frame>
        <draw:frame draw:style-name="gr8" draw:text-style-name="P12" draw:layer="layout" svg:width="2.081cm" svg:height="0.442cm" svg:x="3.686cm" svg:y="27.766cm">
          <draw:text-box>
            <text:p text:style-name="P11"><text:span text:style-name="T3">Калиновская</text:span></text:p>
          </draw:text-box>
        </draw:frame>
        <draw:frame draw:style-name="gr11" draw:text-style-name="P12" draw:layer="layout" svg:width="2.079cm" svg:height="0.441cm" svg:x="3.682cm" svg:y="28.224cm">
          <draw:text-box>
            <text:p text:style-name="P11"><text:span text:style-name="T3">Марков</text:span></text:p>
          </draw:text-box>
        </draw:frame>
        <draw:frame draw:style-name="gr8" draw:text-style-name="P14" draw:layer="layout" svg:width="1.789cm" svg:height="0.442cm" svg:x="17.211cm" svg:y="29.258cm">
          <draw:text-box>
            <text:p text:style-name="P13"><text:span text:style-name="T6">Формат А4</text:span></text:p>
          </draw:text-box>
        </draw:frame>
        <draw:line draw:style-name="gr3" draw:text-style-name="P1" draw:layer="layout" svg:x1="19.014cm" svg:y1="23.921cm" svg:x2="19.014cm" svg:y2="29.186cm">
          <text:p/>
        </draw:line>
      </draw:page>
      <draw:page draw:name="page7" draw:style-name="dp1" draw:master-page-name="PM1">
        <draw:line draw:style-name="gr1" draw:text-style-name="P1" draw:layer="layout" svg:x1="2cm" svg:y1="0.502cm" svg:x2="2cm" svg:y2="29.2cm">
          <text:p/>
        </draw:line>
        <draw:line draw:style-name="gr1" draw:text-style-name="P1" draw:layer="layout" svg:x1="2.021cm" svg:y1="29.2cm" svg:x2="20.5cm" svg:y2="29.2cm">
          <text:p/>
        </draw:line>
        <draw:line draw:style-name="gr1" draw:text-style-name="P1" draw:layer="layout" svg:x1="2.015cm" svg:y1="0.5cm" svg:x2="20.494cm" svg:y2="0.5cm">
          <text:p/>
        </draw:line>
        <draw:line draw:style-name="gr1" draw:text-style-name="P1" draw:layer="layout" svg:x1="20.5cm" svg:y1="0.499cm" svg:x2="20.5cm" svg:y2="29.2cm">
          <text:p/>
        </draw:line>
        <draw:polyline draw:style-name="gr2" draw:text-style-name="P1" draw:layer="layout" svg:width="21cm" svg:height="29.7cm" svg:x="0cm" svg:y="0cm" svg:viewBox="0 0 21001 29701" draw:points="0,0 0,29701 21001,29701 21001,0">
          <text:p/>
        </draw:polyline>
        <draw:line draw:style-name="gr2" draw:text-style-name="P1" draw:layer="layout" svg:x1="42cm" svg:y1="0cm" svg:x2="0.004cm" svg:y2="0cm">
          <text:p/>
        </draw:line>
        <draw:polyline draw:style-name="gr3" draw:text-style-name="P1" draw:layer="layout" svg:width="16.997cm" svg:height="5.256cm" svg:x="1.996cm" svg:y="23.918cm" svg:viewBox="0 0 16998 5257" draw:points="16998,0 0,0 0,5257">
          <text:p/>
        </draw:polyline>
        <draw:line draw:style-name="gr2" draw:text-style-name="P1" draw:layer="layout" svg:x1="19.008cm" svg:y1="25.353cm" svg:x2="7.967cm" svg:y2="25.353cm">
          <text:p/>
        </draw:line>
        <draw:line draw:style-name="gr2" draw:text-style-name="P1" draw:layer="layout" svg:x1="7.968cm" svg:y1="23.918cm" svg:x2="7.968cm" svg:y2="29.173cm">
          <text:p/>
        </draw:line>
        <draw:line draw:style-name="gr2" draw:text-style-name="P1" draw:layer="layout" svg:x1="18.994cm" svg:y1="27.741cm" svg:x2="7.968cm" svg:y2="27.741cm">
          <text:p/>
        </draw:line>
        <draw:line draw:style-name="gr2" draw:text-style-name="P1" draw:layer="layout" svg:x1="14.4cm" svg:y1="25.352cm" svg:x2="14.4cm" svg:y2="29.173cm">
          <text:p/>
        </draw:line>
        <draw:line draw:style-name="gr2" draw:text-style-name="P1" draw:layer="layout" svg:x1="14.4cm" svg:y1="25.83cm" svg:x2="19.007cm" svg:y2="25.844cm">
          <text:p/>
        </draw:line>
        <draw:line draw:style-name="gr2" draw:text-style-name="P1" draw:layer="layout" svg:x1="14.4cm" svg:y1="27.264cm" svg:x2="18.993cm" svg:y2="27.264cm">
          <text:p/>
        </draw:line>
        <draw:line draw:style-name="gr2" draw:text-style-name="P1" draw:layer="layout" svg:x1="15.778cm" svg:y1="25.352cm" svg:x2="15.778cm" svg:y2="27.262cm">
          <text:p/>
        </draw:line>
        <draw:line draw:style-name="gr2" draw:text-style-name="P1" draw:layer="layout" svg:x1="14.859cm" svg:y1="25.83cm" svg:x2="14.859cm" svg:y2="27.262cm">
          <text:p/>
        </draw:line>
        <draw:line draw:style-name="gr2" draw:text-style-name="P1" draw:layer="layout" svg:x1="15.317cm" svg:y1="25.83cm" svg:x2="15.317cm" svg:y2="27.262cm">
          <text:p/>
        </draw:line>
        <draw:line draw:style-name="gr2" draw:text-style-name="P1" draw:layer="layout" svg:x1="16.237cm" svg:y1="27.264cm" svg:x2="16.237cm" svg:y2="27.741cm">
          <text:p/>
        </draw:line>
        <draw:line draw:style-name="gr2" draw:text-style-name="P1" draw:layer="layout" svg:x1="17.386cm" svg:y1="25.352cm" svg:x2="17.386cm" svg:y2="27.262cm">
          <text:p/>
        </draw:line>
        <draw:line draw:style-name="gr2" draw:text-style-name="P1" draw:layer="layout" svg:x1="6.866cm" svg:y1="23.918cm" svg:x2="6.866cm" svg:y2="29.173cm">
          <text:p/>
        </draw:line>
        <draw:line draw:style-name="gr2" draw:text-style-name="P1" draw:layer="layout" svg:x1="5.671cm" svg:y1="23.918cm" svg:x2="5.671cm" svg:y2="29.173cm">
          <text:p/>
        </draw:line>
        <draw:line draw:style-name="gr2" draw:text-style-name="P1" draw:layer="layout" svg:x1="3.558cm" svg:y1="23.918cm" svg:x2="3.558cm" svg:y2="29.173cm">
          <text:p/>
        </draw:line>
        <draw:line draw:style-name="gr2" draw:text-style-name="P1" draw:layer="layout" svg:x1="1.996cm" svg:y1="24.397cm" svg:x2="7.967cm" svg:y2="24.397cm">
          <text:p/>
        </draw:line>
        <draw:line draw:style-name="gr2" draw:text-style-name="P1" draw:layer="layout" svg:x1="1.996cm" svg:y1="24.875cm" svg:x2="7.967cm" svg:y2="24.875cm">
          <text:p/>
        </draw:line>
        <draw:line draw:style-name="gr2" draw:text-style-name="P1" draw:layer="layout" svg:x1="1.996cm" svg:y1="25.352cm" svg:x2="7.967cm" svg:y2="25.352cm">
          <text:p/>
        </draw:line>
        <draw:line draw:style-name="gr2" draw:text-style-name="P1" draw:layer="layout" svg:x1="1.996cm" svg:y1="25.83cm" svg:x2="7.967cm" svg:y2="25.83cm">
          <text:p/>
        </draw:line>
        <draw:line draw:style-name="gr2" draw:text-style-name="P1" draw:layer="layout" svg:x1="1.996cm" svg:y1="26.309cm" svg:x2="7.967cm" svg:y2="26.309cm">
          <text:p/>
        </draw:line>
        <draw:line draw:style-name="gr2" draw:text-style-name="P1" draw:layer="layout" svg:x1="1.996cm" svg:y1="26.786cm" svg:x2="7.967cm" svg:y2="26.786cm">
          <text:p/>
        </draw:line>
        <draw:line draw:style-name="gr2" draw:text-style-name="P1" draw:layer="layout" svg:x1="1.996cm" svg:y1="27.264cm" svg:x2="7.967cm" svg:y2="27.264cm">
          <text:p/>
        </draw:line>
        <draw:line draw:style-name="gr2" draw:text-style-name="P1" draw:layer="layout" svg:x1="1.996cm" svg:y1="27.741cm" svg:x2="7.979cm" svg:y2="27.741cm">
          <text:p/>
        </draw:line>
        <draw:line draw:style-name="gr2" draw:text-style-name="P1" draw:layer="layout" svg:x1="1.996cm" svg:y1="28.22cm" svg:x2="7.967cm" svg:y2="28.22cm">
          <text:p/>
        </draw:line>
        <draw:line draw:style-name="gr2" draw:text-style-name="P1" draw:layer="layout" svg:x1="1.996cm" svg:y1="28.696cm" svg:x2="7.967cm" svg:y2="28.696cm">
          <text:p/>
        </draw:line>
        <draw:line draw:style-name="gr2" draw:text-style-name="P1" draw:layer="layout" svg:x1="2.73cm" svg:y1="23.918cm" svg:x2="2.73cm" svg:y2="26.307cm">
          <text:p/>
        </draw:line>
        <draw:frame draw:style-name="gr19" draw:text-style-name="P18" draw:layer="layout" svg:width="6.434cm" svg:height="2.405cm" svg:x="7.964cm" svg:y="25.351cm">
          <draw:text-box>
            <text:p text:style-name="P17"><text:span text:style-name="T7">Графический интерфейс пользователя</text:span></text:p>
          </draw:text-box>
        </draw:frame>
        <draw:frame draw:style-name="gr5" draw:text-style-name="P5" draw:layer="layout" svg:width="4.602cm" svg:height="1.415cm" svg:x="14.418cm" svg:y="27.745cm">
          <draw:text-box>
            <text:p text:style-name="P4"><text:span text:style-name="T3">Кафедра информатики </text:span></text:p>
            <text:p text:style-name="P4"><text:span text:style-name="T3">группа 253504</text:span></text:p>
          </draw:text-box>
        </draw:frame>
        <draw:frame draw:style-name="gr6" draw:text-style-name="P7" draw:layer="layout" svg:width="0.714cm" svg:height="0.43cm" svg:x="2.006cm" svg:y="25.844cm">
          <draw:text-box>
            <text:p text:style-name="P6"><text:span text:style-name="T3">Изм.</text:span></text:p>
          </draw:text-box>
        </draw:frame>
        <draw:frame draw:style-name="gr7" draw:text-style-name="P8" draw:layer="layout" svg:width="0.87cm" svg:height="0.676cm" svg:x="2.727cm" svg:y="25.727cm">
          <draw:text-box>
            <text:p text:style-name="P6"><text:span text:style-name="T4">Лист</text:span></text:p>
          </draw:text-box>
        </draw:frame>
        <draw:frame draw:style-name="gr8" draw:text-style-name="P7" draw:layer="layout" svg:width="2.093cm" svg:height="0.442cm" svg:x="3.569cm" svg:y="25.844cm">
          <draw:text-box>
            <text:p text:style-name="P6"><text:span text:style-name="T3">№ </text:span><text:span text:style-name="T3">докум</text:span></text:p>
          </draw:text-box>
        </draw:frame>
        <draw:frame draw:style-name="gr8" draw:text-style-name="P7" draw:layer="layout" svg:width="1.181cm" svg:height="0.442cm" svg:x="5.677cm" svg:y="25.844cm">
          <draw:text-box>
            <text:p text:style-name="P6"><text:span text:style-name="T3">Подп.</text:span></text:p>
          </draw:text-box>
        </draw:frame>
        <draw:frame draw:style-name="gr9" draw:text-style-name="P7" draw:layer="layout" svg:width="1.106cm" svg:height="0.444cm" svg:x="6.851cm" svg:y="25.856cm">
          <draw:text-box>
            <text:p text:style-name="P6"><text:span text:style-name="T3">Дата</text:span></text:p>
          </draw:text-box>
        </draw:frame>
        <draw:frame draw:style-name="gr10" draw:text-style-name="P8" draw:layer="layout" svg:width="1.382cm" svg:height="0.44cm" svg:x="14.383cm" svg:y="25.349cm">
          <draw:text-box>
            <text:p text:style-name="P6"><text:span text:style-name="T4">Дата</text:span></text:p>
          </draw:text-box>
        </draw:frame>
        <draw:frame draw:style-name="gr8" draw:text-style-name="P8" draw:layer="layout" svg:width="1.592cm" svg:height="0.442cm" svg:x="15.796cm" svg:y="25.356cm">
          <draw:text-box>
            <text:p text:style-name="P6"><text:span text:style-name="T4">Масса</text:span></text:p>
          </draw:text-box>
        </draw:frame>
        <draw:frame draw:style-name="gr11" draw:text-style-name="P8" draw:layer="layout" svg:width="1.67cm" svg:height="0.441cm" svg:x="17.38cm" svg:y="25.383cm">
          <draw:text-box>
            <text:p text:style-name="P6"><text:span text:style-name="T4">Масштаб</text:span></text:p>
          </draw:text-box>
        </draw:frame>
        <draw:frame draw:style-name="gr11" draw:text-style-name="P8" draw:layer="layout" svg:width="1.856cm" svg:height="0.441cm" svg:x="14.383cm" svg:y="27.28cm">
          <draw:text-box>
            <text:p text:style-name="P6"><text:span text:style-name="T4">Лист 3</text:span></text:p>
          </draw:text-box>
        </draw:frame>
        <draw:frame draw:style-name="gr11" draw:text-style-name="P8" draw:layer="layout" svg:width="2.787cm" svg:height="0.441cm" svg:x="16.221cm" svg:y="27.263cm">
          <draw:text-box>
            <text:p text:style-name="P6"><text:span text:style-name="T4">Листов 3</text:span></text:p>
          </draw:text-box>
        </draw:frame>
        <draw:frame draw:style-name="gr12" draw:text-style-name="P10" draw:layer="layout" svg:width="11.065cm" svg:height="1.413cm" svg:x="7.959cm" svg:y="23.93cm">
          <draw:text-box>
            <text:p text:style-name="P9"><text:span text:style-name="T5">ГУИР.400401.018.007 ПЛ</text:span></text:p>
          </draw:text-box>
        </draw:frame>
        <draw:frame draw:style-name="gr8" draw:text-style-name="P12" draw:layer="layout" svg:width="1.454cm" svg:height="0.442cm" svg:x="2.072cm" svg:y="26.333cm">
          <draw:text-box>
            <text:p text:style-name="P11"><text:span text:style-name="T3">Разраб.</text:span></text:p>
          </draw:text-box>
        </draw:frame>
        <draw:frame draw:style-name="gr8" draw:text-style-name="P12" draw:layer="layout" svg:width="2.079cm" svg:height="0.442cm" svg:x="3.675cm" svg:y="26.333cm">
          <draw:text-box>
            <text:p text:style-name="P11"><text:span text:style-name="T3">Дмитрук</text:span></text:p>
          </draw:text-box>
        </draw:frame>
        <draw:frame draw:style-name="gr13" draw:text-style-name="P12" draw:layer="layout" svg:width="1.455cm" svg:height="0.443cm" svg:x="2.065cm" svg:y="26.811cm">
          <draw:text-box>
            <text:p text:style-name="P11"><text:span text:style-name="T3">Пров.</text:span></text:p>
          </draw:text-box>
        </draw:frame>
        <draw:frame draw:style-name="gr13" draw:text-style-name="P12" draw:layer="layout" svg:width="1.452cm" svg:height="0.443cm" svg:x="2.068cm" svg:y="27.277cm">
          <draw:text-box>
            <text:p text:style-name="P11"><text:span text:style-name="T3">Рец.</text:span></text:p>
          </draw:text-box>
        </draw:frame>
        <draw:frame draw:style-name="gr9" draw:text-style-name="P12" draw:layer="layout" svg:width="1.454cm" svg:height="0.444cm" svg:x="2.058cm" svg:y="27.746cm">
          <draw:text-box>
            <text:p text:style-name="P11"><text:span text:style-name="T3">Н.контр.</text:span></text:p>
          </draw:text-box>
        </draw:frame>
        <draw:frame draw:style-name="gr10" draw:text-style-name="P12" draw:layer="layout" svg:width="1.454cm" svg:height="0.44cm" svg:x="2.058cm" svg:y="28.234cm">
          <draw:text-box>
            <text:p text:style-name="P11"><text:span text:style-name="T3">Утв.</text:span></text:p>
          </draw:text-box>
        </draw:frame>
        <draw:frame draw:style-name="gr13" draw:text-style-name="P12" draw:layer="layout" svg:width="2.08cm" svg:height="0.443cm" svg:x="3.64cm" svg:y="26.789cm">
          <draw:text-box>
            <text:p text:style-name="P11"><text:span text:style-name="T3">Калиновская</text:span></text:p>
          </draw:text-box>
        </draw:frame>
        <draw:frame draw:style-name="gr8" draw:text-style-name="P12" draw:layer="layout" svg:width="2.081cm" svg:height="0.442cm" svg:x="3.686cm" svg:y="27.766cm">
          <draw:text-box>
            <text:p text:style-name="P11"><text:span text:style-name="T3">Калиновская</text:span></text:p>
          </draw:text-box>
        </draw:frame>
        <draw:frame draw:style-name="gr11" draw:text-style-name="P12" draw:layer="layout" svg:width="2.079cm" svg:height="0.441cm" svg:x="3.682cm" svg:y="28.224cm">
          <draw:text-box>
            <text:p text:style-name="P11"><text:span text:style-name="T3">Марков</text:span></text:p>
          </draw:text-box>
        </draw:frame>
        <draw:frame draw:style-name="gr8" draw:text-style-name="P14" draw:layer="layout" svg:width="1.789cm" svg:height="0.442cm" svg:x="17.211cm" svg:y="29.258cm">
          <draw:text-box>
            <text:p text:style-name="P13"><text:span text:style-name="T6">Формат А4</text:span></text:p>
          </draw:text-box>
        </draw:frame>
        <draw:line draw:style-name="gr3" draw:text-style-name="P1" draw:layer="layout" svg:x1="19.014cm" svg:y1="23.921cm" svg:x2="19.014cm" svg:y2="29.18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OST type B" svg:font-family="'GOST type B'" style:font-pitch="variable"/>
    <style:font-face style:name="GOST type B1" svg:font-family="'GOST type B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draw:stroke-dash draw:name="Dash_5f_0" draw:display-name="Dash_0" draw:style="round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PM1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12-08T03:20:39.887000000</dc:date>
    <dc:language>ru-RU</dc:language>
    <meta:creation-date>2023-11-27T19:48:36Z</meta:creation-date>
    <meta:initial-creator>Lovely Paul</meta:initial-creator>
    <meta:generator>LibreOffice/7.6.2.1$Windows_X86_64 LibreOffice_project/56f7684011345957bbf33a7ee678afaf4d2ba333</meta:generator>
    <meta:editing-duration>PT3H2M57S</meta:editing-duration>
    <meta:editing-cycles>4</meta:editing-cycles>
    <meta:document-statistic meta:object-count="392"/>
    <meta:template xlink:type="simple" xlink:actuate="onRequest" xlink:title="рамка_A" xlink:href=""/>
  </office:meta>
</office:document-meta>
</file>